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76.94mm" svg:y="6.83mm">
            <loext:p draw:notify-on-update-of-ranges="Sheet1.D7:Sheet1.D10 Sheet1.E6:Sheet1.E6 Sheet1.E7:Sheet1.E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,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4.074" calcext:value-type="float">
            <text:p>4,0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32.675" calcext:value-type="float">
            <text:p>232,6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4047.932" calcext:value-type="float">
            <text:p>24047,932</text:p>
          </table:table-cell>
          <table:table-cell table:number-columns-repeated="6"/>
        </table:table-row>
        <table:table-row table:style-name="ro1" table:number-rows-repeated="18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gression</text:span>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gression Model</text:p>
          </table:table-cell>
          <table:table-cell office:value-type="string" calcext:value-type="string">
            <text:p>Pow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^2</text:p>
          </table:table-cell>
          <table:table-cell table:number-matrix-columns-spanned="1" table:number-matrix-rows-spanned="1" table:formula="of:=RSQ(LN([Sheet1.$E$7:.$E$10]) ; LN([Sheet1.$D$7:.$D$10]))" office:value-type="float" office:value="0.99919650099505" calcext:value-type="float">
            <text:p>0,9991965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LN([Sheet1.$E$7:.$E$10]) ; LN([Sheet1.$D$7:.$D$10]))" office:value-type="float" office:value="0.191672476022571" calcext:value-type="float">
            <text:p>0,191672476</text:p>
          </table:table-cell>
          <table:table-cell table:number-columns-repeated="4"/>
          <table:table-cell office:value-type="float" office:value="12500" calcext:value-type="float">
            <text:p>12500</text:p>
          </table:table-cell>
          <table:table-cell table:formula="of:=[Sheet1.E$36]*[Sheet1.J33]^[Sheet1.E$35]" office:value-type="float" office:value="438.726335322161" calcext:value-type="float">
            <text:p>438,7263353222</text:p>
          </table:table-cell>
        </table:table-row>
        <table:table-row table:style-name="ro1">
          <table:table-cell table:number-columns-repeated="9"/>
          <table:table-cell office:value-type="float" office:value="25000" calcext:value-type="float">
            <text:p>25000</text:p>
          </table:table-cell>
          <table:table-cell table:formula="of:=[Sheet1.E$36]*[Sheet1.J34]^[Sheet1.E$35]" office:value-type="float" office:value="1588.80716009244" calcext:value-type="float">
            <text:p>1588,80716009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LN([Sheet1.$E$7:.$E$10]) ; LN([Sheet1.$D$7:.$D$10]))" office:value-type="float" office:value="1.85655081523583" calcext:value-type="float">
            <text:p>1,8565508152</text:p>
          </table:table-cell>
          <table:table-cell table:number-columns-repeated="4"/>
          <table:table-cell office:value-type="float" office:value="50000" calcext:value-type="float">
            <text:p>50000</text:p>
          </table:table-cell>
          <table:table-cell table:formula="of:=[Sheet1.E$36]*[Sheet1.J35]^[Sheet1.E$35]" office:value-type="float" office:value="5753.71932051309" calcext:value-type="float">
            <text:p>5753,71932051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EXP(INTERCEPT(LN([Sheet1.$E$7:.$E$10]) ; LN([Sheet1.$D$7:.$D$10])))" office:value-type="float" office:value="0.0000108660595270869" calcext:value-type="float">
            <text:p>1,08660595270869E-0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INDEX([Sheet1.$D$7:.$D$10]; 1; 1)" office:value-type="float" office:value="100" calcext:value-type="float">
            <text:p>100</text:p>
          </table:table-cell>
          <table:table-cell table:formula="of:=[Sheet1.$E$36] * [Sheet1.$D$38] ^ [Sheet1.$E$35]" office:value-type="float" office:value="0.0561272430498331" calcext:value-type="float">
            <text:p>0,056127243</text:p>
          </table:table-cell>
          <table:table-cell/>
          <table:table-cell table:formula="of:=[Sheet1.D38]^[Sheet1.E$35]*[Sheet1.E$36]" office:value-type="float" office:value="0.0561272430498331" calcext:value-type="float">
            <text:p>0,05612724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2; 1)" office:value-type="float" office:value="1000" calcext:value-type="float">
            <text:p>1000</text:p>
          </table:table-cell>
          <table:table-cell table:formula="of:=[Sheet1.$E$36] * [Sheet1.$D$39] ^ [Sheet1.$E$35]" office:value-type="float" office:value="4.03389440558591" calcext:value-type="float">
            <text:p>4,0338944056</text:p>
          </table:table-cell>
          <table:table-cell/>
          <table:table-cell table:formula="of:=[Sheet1.D39]^[Sheet1.E$35]*[Sheet1.E$36]" office:value-type="float" office:value="4.03389440558591" calcext:value-type="float">
            <text:p>4,033894405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3; 1)" office:value-type="float" office:value="10000" calcext:value-type="float">
            <text:p>10000</text:p>
          </table:table-cell>
          <table:table-cell table:formula="of:=[Sheet1.$E$36] * [Sheet1.$D$40] ^ [Sheet1.$E$35]" office:value-type="float" office:value="289.918107343519" calcext:value-type="float">
            <text:p>289,9181073435</text:p>
          </table:table-cell>
          <table:table-cell/>
          <table:table-cell table:formula="of:=[Sheet1.D40]^[Sheet1.E$35]*[Sheet1.E$36]" office:value-type="float" office:value="289.918107343519" calcext:value-type="float">
            <text:p>289,918107343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4; 1)" office:value-type="float" office:value="100000" calcext:value-type="float">
            <text:p>100000</text:p>
          </table:table-cell>
          <table:table-cell table:formula="of:=[Sheet1.$E$36] * [Sheet1.$D$41] ^ [Sheet1.$E$35]" office:value-type="float" office:value="20836.5664825676" calcext:value-type="float">
            <text:p>20836,5664825676</text:p>
          </table:table-cell>
          <table:table-cell/>
          <table:table-cell table:formula="of:=[Sheet1.D41]^[Sheet1.E$35]*[Sheet1.E$36]" office:value-type="float" office:value="20836.5664825676" calcext:value-type="float">
            <text:p>20836,5664825676</text:p>
          </table:table-cell>
          <table:table-cell table:number-columns-repeated="4"/>
        </table:table-row>
      </table:table>
      <table:table table:name="GO-256MB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2"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.297" calcext:value-type="float">
            <text:p>1,297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float" office:value="861.11499" calcext:value-type="float">
            <text:p>861,11499</text:p>
          </table:table-cell>
          <table:table-cell table:number-columns-repeated="2"/>
          <table:table-cell office:value-type="float" office:value="15986" calcext:value-type="float">
            <text:p>15986</text:p>
          </table:table-cell>
          <table:table-cell office:value-type="float" office:value="8234.453125" calcext:value-type="float">
            <text:p>8234,453125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.197" calcext:value-type="float">
            <text:p>1,197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776.474976" calcext:value-type="float">
            <text:p>776,474976</text:p>
          </table:table-cell>
          <table:table-cell table:number-columns-repeated="2"/>
          <table:table-cell office:value-type="float" office:value="2897" calcext:value-type="float">
            <text:p>2897</text:p>
          </table:table-cell>
          <table:table-cell office:value-type="float" office:value="1469.581055" calcext:value-type="float">
            <text:p>1469,58105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'GO-256MB'.B5:.B55])" office:value-type="float" office:value="0.0189411764705882" calcext:value-type="float">
            <text:p>0,0189411765</text:p>
          </table:table-cell>
          <table:table-cell table:formula="of:=STDEV(['GO-256MB'.B5:.B55])" office:value-type="float" office:value="0.00224865973153683" calcext:value-type="float">
            <text:p>0,00224865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114" calcext:value-type="float">
            <text:p>1,114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874.924988" calcext:value-type="float">
            <text:p>874,924988</text:p>
          </table:table-cell>
          <table:table-cell table:number-columns-repeated="2"/>
          <table:table-cell office:value-type="float" office:value="7165" calcext:value-type="float">
            <text:p>7165</text:p>
          </table:table-cell>
          <table:table-cell office:value-type="float" office:value="7101.13916" calcext:value-type="float">
            <text:p>7101,13916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'GO-256MB'.E5:.E55])" office:value-type="float" office:value="1.22921568627451" calcext:value-type="float">
            <text:p>1,2292156863</text:p>
          </table:table-cell>
          <table:table-cell table:formula="of:=STDEV(['GO-256MB'.E5:.E55])" office:value-type="float" office:value="0.162137141176905" calcext:value-type="float">
            <text:p>0,16213714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242" calcext:value-type="float">
            <text:p>1,242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852.392029" calcext:value-type="float">
            <text:p>852,392029</text:p>
          </table:table-cell>
          <table:table-cell table:number-columns-repeated="2"/>
          <table:table-cell office:value-type="float" office:value="7311" calcext:value-type="float">
            <text:p>7311</text:p>
          </table:table-cell>
          <table:table-cell office:value-type="float" office:value="7237.983887" calcext:value-type="float">
            <text:p>7237,983887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AVERAGE(['GO-256MB'.H5:.H55])" office:value-type="float" office:value="880.211314490196" calcext:value-type="float">
            <text:p>880,2113144902</text:p>
          </table:table-cell>
          <table:table-cell table:formula="of:=STDEV(['GO-256MB'.H5:.H55])" office:value-type="float" office:value="93.638998809642" calcext:value-type="float">
            <text:p>93,63899880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279" calcext:value-type="float">
            <text:p>1,279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775.786011" calcext:value-type="float">
            <text:p>775,786011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7237.719238" calcext:value-type="float">
            <text:p>7237,719238</text:p>
          </table:table-cell>
          <table:table-cell/>
          <table:table-cell office:value-type="float" office:value="25000" calcext:value-type="float">
            <text:p>25000</text:p>
          </table:table-cell>
          <table:table-cell table:formula="of:=AVERAGE(['GO-256MB'.L5:.L55])" office:value-type="float" office:value="7066.62854245098" calcext:value-type="float">
            <text:p>7066,628542451</text:p>
          </table:table-cell>
          <table:table-cell table:formula="of:=STDEV(['GO-256MB'.L5:.L55])" office:value-type="float" office:value="1398.27114949521" calcext:value-type="float">
            <text:p>1398,27114949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105" calcext:value-type="float">
            <text:p>1,105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851.229004" calcext:value-type="float">
            <text:p>851,229004</text:p>
          </table:table-cell>
          <table:table-cell table:number-columns-repeated="2"/>
          <table:table-cell office:value-type="float" office:value="14268" calcext:value-type="float">
            <text:p>14268</text:p>
          </table:table-cell>
          <table:table-cell office:value-type="float" office:value="14199.827148" calcext:value-type="float">
            <text:p>14199,827148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136" calcext:value-type="float">
            <text:p>1,136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835.445007" calcext:value-type="float">
            <text:p>835,445007</text:p>
          </table:table-cell>
          <table:table-cell table:number-columns-repeated="2"/>
          <table:table-cell office:value-type="float" office:value="7554" calcext:value-type="float">
            <text:p>7554</text:p>
          </table:table-cell>
          <table:table-cell office:value-type="float" office:value="7454.314941" calcext:value-type="float">
            <text:p>7454,31494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148" calcext:value-type="float">
            <text:p>1,148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804.745972" calcext:value-type="float">
            <text:p>804,745972</text:p>
          </table:table-cell>
          <table:table-cell table:number-columns-repeated="2"/>
          <table:table-cell office:value-type="float" office:value="7653" calcext:value-type="float">
            <text:p>7653</text:p>
          </table:table-cell>
          <table:table-cell office:value-type="float" office:value="7607.137207" calcext:value-type="float">
            <text:p>7607,13720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122" calcext:value-type="float">
            <text:p>1,122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875.947998" calcext:value-type="float">
            <text:p>875,947998</text:p>
          </table:table-cell>
          <table:table-cell table:number-columns-repeated="2"/>
          <table:table-cell office:value-type="float" office:value="7093" calcext:value-type="float">
            <text:p>7093</text:p>
          </table:table-cell>
          <table:table-cell office:value-type="float" office:value="7048.208008" calcext:value-type="float">
            <text:p>7048,208008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255" calcext:value-type="float">
            <text:p>1,255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831.874023" calcext:value-type="float">
            <text:p>831,874023</text:p>
          </table:table-cell>
          <table:table-cell table:number-columns-repeated="2"/>
          <table:table-cell office:value-type="float" office:value="7598" calcext:value-type="float">
            <text:p>7598</text:p>
          </table:table-cell>
          <table:table-cell office:value-type="float" office:value="7549.809082" calcext:value-type="float">
            <text:p>7549,80908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13" calcext:value-type="float">
            <text:p>1,313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775.627991" calcext:value-type="float">
            <text:p>775,627991</text:p>
          </table:table-cell>
          <table:table-cell table:number-columns-repeated="2"/>
          <table:table-cell office:value-type="float" office:value="7315" calcext:value-type="float">
            <text:p>7315</text:p>
          </table:table-cell>
          <table:table-cell office:value-type="float" office:value="7253.916016" calcext:value-type="float">
            <text:p>7253,91601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247" calcext:value-type="float">
            <text:p>1,247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856.877991" calcext:value-type="float">
            <text:p>856,877991</text:p>
          </table:table-cell>
          <table:table-cell table:number-columns-repeated="2"/>
          <table:table-cell office:value-type="float" office:value="7296" calcext:value-type="float">
            <text:p>7296</text:p>
          </table:table-cell>
          <table:table-cell office:value-type="float" office:value="6979.532227" calcext:value-type="float">
            <text:p>6979,532227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1.206" calcext:value-type="float">
            <text:p>1,206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852.669006" calcext:value-type="float">
            <text:p>852,669006</text:p>
          </table:table-cell>
          <table:table-cell table:number-columns-repeated="2"/>
          <table:table-cell office:value-type="float" office:value="7493" calcext:value-type="float">
            <text:p>7493</text:p>
          </table:table-cell>
          <table:table-cell office:value-type="float" office:value="7405.908203" calcext:value-type="float">
            <text:p>7405,908203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207" calcext:value-type="float">
            <text:p>1,207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852.70697" calcext:value-type="float">
            <text:p>852,70697</text:p>
          </table:table-cell>
          <table:table-cell table:number-columns-repeated="2"/>
          <table:table-cell office:value-type="float" office:value="7593" calcext:value-type="float">
            <text:p>7593</text:p>
          </table:table-cell>
          <table:table-cell office:value-type="float" office:value="7287.028809" calcext:value-type="float">
            <text:p>7287,028809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207" calcext:value-type="float">
            <text:p>1,207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776.174988" calcext:value-type="float">
            <text:p>776,174988</text:p>
          </table:table-cell>
          <table:table-cell table:number-columns-repeated="2"/>
          <table:table-cell office:value-type="float" office:value="6620" calcext:value-type="float">
            <text:p>6620</text:p>
          </table:table-cell>
          <table:table-cell office:value-type="float" office:value="6565.304199" calcext:value-type="float">
            <text:p>6565,304199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1.28" calcext:value-type="float">
            <text:p>1,28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808.434021" calcext:value-type="float">
            <text:p>808,434021</text:p>
          </table:table-cell>
          <table:table-cell table:number-columns-repeated="2"/>
          <table:table-cell office:value-type="float" office:value="7239" calcext:value-type="float">
            <text:p>7239</text:p>
          </table:table-cell>
          <table:table-cell office:value-type="float" office:value="7033.667969" calcext:value-type="float">
            <text:p>7033,667969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202" calcext:value-type="float">
            <text:p>1,202</text:p>
          </table:table-cell>
          <table:table-cell/>
          <table:table-cell office:value-type="float" office:value="1394" calcext:value-type="float">
            <text:p>1394</text:p>
          </table:table-cell>
          <table:table-cell office:value-type="float" office:value="879.447998" calcext:value-type="float">
            <text:p>879,447998</text:p>
          </table:table-cell>
          <table:table-cell table:number-columns-repeated="2"/>
          <table:table-cell office:value-type="float" office:value="7256" calcext:value-type="float">
            <text:p>7256</text:p>
          </table:table-cell>
          <table:table-cell office:value-type="float" office:value="7203.112793" calcext:value-type="float">
            <text:p>7203,112793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.253" calcext:value-type="float">
            <text:p>1,253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764.546997" calcext:value-type="float">
            <text:p>764,546997</text:p>
          </table:table-cell>
          <table:table-cell table:number-columns-repeated="2"/>
          <table:table-cell office:value-type="float" office:value="7193" calcext:value-type="float">
            <text:p>7193</text:p>
          </table:table-cell>
          <table:table-cell office:value-type="float" office:value="7140.571777" calcext:value-type="float">
            <text:p>7140,571777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.268" calcext:value-type="float">
            <text:p>1,268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float" office:value="942.752014" calcext:value-type="float">
            <text:p>942,752014</text:p>
          </table:table-cell>
          <table:table-cell table:number-columns-repeated="2"/>
          <table:table-cell office:value-type="float" office:value="6986" calcext:value-type="float">
            <text:p>6986</text:p>
          </table:table-cell>
          <table:table-cell office:value-type="float" office:value="6943.016113" calcext:value-type="float">
            <text:p>6943,01611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14" calcext:value-type="float">
            <text:p>1,14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723.994019" calcext:value-type="float">
            <text:p>723,994019</text:p>
          </table:table-cell>
          <table:table-cell table:number-columns-repeated="2"/>
          <table:table-cell office:value-type="float" office:value="6799" calcext:value-type="float">
            <text:p>6799</text:p>
          </table:table-cell>
          <table:table-cell office:value-type="float" office:value="6758.698242" calcext:value-type="float">
            <text:p>6758,6982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141" calcext:value-type="float">
            <text:p>1,141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771.809021" calcext:value-type="float">
            <text:p>771,809021</text:p>
          </table:table-cell>
          <table:table-cell table:number-columns-repeated="2"/>
          <table:table-cell office:value-type="float" office:value="8623" calcext:value-type="float">
            <text:p>8623</text:p>
          </table:table-cell>
          <table:table-cell office:value-type="float" office:value="8579.767578" calcext:value-type="float">
            <text:p>8579,76757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104" calcext:value-type="float">
            <text:p>1,104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846.161987" calcext:value-type="float">
            <text:p>846,161987</text:p>
          </table:table-cell>
          <table:table-cell table:number-columns-repeated="2"/>
          <table:table-cell office:value-type="float" office:value="8692" calcext:value-type="float">
            <text:p>8692</text:p>
          </table:table-cell>
          <table:table-cell office:value-type="float" office:value="8643.425781" calcext:value-type="float">
            <text:p>8643,42578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125" calcext:value-type="float">
            <text:p>1,125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851.52301" calcext:value-type="float">
            <text:p>851,52301</text:p>
          </table:table-cell>
          <table:table-cell table:number-columns-repeated="2"/>
          <table:table-cell office:value-type="float" office:value="8692" calcext:value-type="float">
            <text:p>8692</text:p>
          </table:table-cell>
          <table:table-cell office:value-type="float" office:value="8644.255859" calcext:value-type="float">
            <text:p>8644,25585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.117" calcext:value-type="float">
            <text:p>2,117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850.396973" calcext:value-type="float">
            <text:p>850,396973</text:p>
          </table:table-cell>
          <table:table-cell table:number-columns-repeated="2"/>
          <table:table-cell office:value-type="float" office:value="8129" calcext:value-type="float">
            <text:p>8129</text:p>
          </table:table-cell>
          <table:table-cell office:value-type="float" office:value="8062.205078" calcext:value-type="float">
            <text:p>8062,2050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.219" calcext:value-type="float">
            <text:p>1,219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832.919983" calcext:value-type="float">
            <text:p>832,919983</text:p>
          </table:table-cell>
          <table:table-cell table:number-columns-repeated="2"/>
          <table:table-cell office:value-type="float" office:value="7176" calcext:value-type="float">
            <text:p>7176</text:p>
          </table:table-cell>
          <table:table-cell office:value-type="float" office:value="7111.888184" calcext:value-type="float">
            <text:p>7111,888184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075" calcext:value-type="float">
            <text:p>1,075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855.659973" calcext:value-type="float">
            <text:p>855,659973</text:p>
          </table:table-cell>
          <table:table-cell table:number-columns-repeated="2"/>
          <table:table-cell office:value-type="float" office:value="6906" calcext:value-type="float">
            <text:p>6906</text:p>
          </table:table-cell>
          <table:table-cell office:value-type="float" office:value="6618.15918" calcext:value-type="float">
            <text:p>6618,1591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402" calcext:value-type="float">
            <text:p>1,402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751.978027" calcext:value-type="float">
            <text:p>751,978027</text:p>
          </table:table-cell>
          <table:table-cell table:number-columns-repeated="2"/>
          <table:table-cell office:value-type="float" office:value="6689" calcext:value-type="float">
            <text:p>6689</text:p>
          </table:table-cell>
          <table:table-cell office:value-type="float" office:value="6632.686035" calcext:value-type="float">
            <text:p>6632,68603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197" calcext:value-type="float">
            <text:p>1,197</text:p>
          </table:table-cell>
          <table:table-cell/>
          <table:table-cell office:value-type="float" office:value="1349" calcext:value-type="float">
            <text:p>1349</text:p>
          </table:table-cell>
          <table:table-cell office:value-type="float" office:value="836.038025" calcext:value-type="float">
            <text:p>836,038025</text:p>
          </table:table-cell>
          <table:table-cell table:number-columns-repeated="2"/>
          <table:table-cell office:value-type="float" office:value="6698" calcext:value-type="float">
            <text:p>6698</text:p>
          </table:table-cell>
          <table:table-cell office:value-type="float" office:value="6641.670898" calcext:value-type="float">
            <text:p>6641,67089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198" calcext:value-type="float">
            <text:p>1,198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float" office:value="818.11499" calcext:value-type="float">
            <text:p>818,11499</text:p>
          </table:table-cell>
          <table:table-cell table:number-columns-repeated="2"/>
          <table:table-cell office:value-type="float" office:value="6511" calcext:value-type="float">
            <text:p>6511</text:p>
          </table:table-cell>
          <table:table-cell office:value-type="float" office:value="6458.625977" calcext:value-type="float">
            <text:p>6458,625977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192" calcext:value-type="float">
            <text:p>1,192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float" office:value="868.864014" calcext:value-type="float">
            <text:p>868,864014</text:p>
          </table:table-cell>
          <table:table-cell table:number-columns-repeated="2"/>
          <table:table-cell office:value-type="float" office:value="6820" calcext:value-type="float">
            <text:p>6820</text:p>
          </table:table-cell>
          <table:table-cell office:value-type="float" office:value="6746.726074" calcext:value-type="float">
            <text:p>6746,726074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.142" calcext:value-type="float">
            <text:p>1,142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890.104004" calcext:value-type="float">
            <text:p>890,104004</text:p>
          </table:table-cell>
          <table:table-cell table:number-columns-repeated="2"/>
          <table:table-cell office:value-type="float" office:value="7063" calcext:value-type="float">
            <text:p>7063</text:p>
          </table:table-cell>
          <table:table-cell office:value-type="float" office:value="6785.098145" calcext:value-type="float">
            <text:p>6785,09814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155" calcext:value-type="float">
            <text:p>1,155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810.633972" calcext:value-type="float">
            <text:p>810,633972</text:p>
          </table:table-cell>
          <table:table-cell table:number-columns-repeated="2"/>
          <table:table-cell office:value-type="float" office:value="6690" calcext:value-type="float">
            <text:p>6690</text:p>
          </table:table-cell>
          <table:table-cell office:value-type="float" office:value="6646.008789" calcext:value-type="float">
            <text:p>6646,00878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188" calcext:value-type="float">
            <text:p>1,188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854.922974" calcext:value-type="float">
            <text:p>854,922974</text:p>
          </table:table-cell>
          <table:table-cell table:number-columns-repeated="2"/>
          <table:table-cell office:value-type="float" office:value="6622" calcext:value-type="float">
            <text:p>6622</text:p>
          </table:table-cell>
          <table:table-cell office:value-type="float" office:value="6564.657227" calcext:value-type="float">
            <text:p>6564,65722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.172" calcext:value-type="float">
            <text:p>1,172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843.245972" calcext:value-type="float">
            <text:p>843,245972</text:p>
          </table:table-cell>
          <table:table-cell table:number-columns-repeated="2"/>
          <table:table-cell office:value-type="float" office:value="6928" calcext:value-type="float">
            <text:p>6928</text:p>
          </table:table-cell>
          <table:table-cell office:value-type="float" office:value="6619.237793" calcext:value-type="float">
            <text:p>6619,23779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24" calcext:value-type="float">
            <text:p>1,24</text:p>
          </table:table-cell>
          <table:table-cell/>
          <table:table-cell office:value-type="float" office:value="1641" calcext:value-type="float">
            <text:p>1641</text:p>
          </table:table-cell>
          <table:table-cell office:value-type="float" office:value="955.268982" calcext:value-type="float">
            <text:p>955,268982</text:p>
          </table:table-cell>
          <table:table-cell table:number-columns-repeated="2"/>
          <table:table-cell office:value-type="float" office:value="6666" calcext:value-type="float">
            <text:p>6666</text:p>
          </table:table-cell>
          <table:table-cell office:value-type="float" office:value="6620.181152" calcext:value-type="float">
            <text:p>6620,18115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293" calcext:value-type="float">
            <text:p>1,293</text:p>
          </table:table-cell>
          <table:table-cell/>
          <table:table-cell office:value-type="float" office:value="3443" calcext:value-type="float">
            <text:p>3443</text:p>
          </table:table-cell>
          <table:table-cell office:value-type="float" office:value="910.366028" calcext:value-type="float">
            <text:p>910,366028</text:p>
          </table:table-cell>
          <table:table-cell table:number-columns-repeated="2"/>
          <table:table-cell office:value-type="float" office:value="6837" calcext:value-type="float">
            <text:p>6837</text:p>
          </table:table-cell>
          <table:table-cell office:value-type="float" office:value="6746.688965" calcext:value-type="float">
            <text:p>6746,68896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209" calcext:value-type="float">
            <text:p>1,209</text:p>
          </table:table-cell>
          <table:table-cell/>
          <table:table-cell office:value-type="float" office:value="2124" calcext:value-type="float">
            <text:p>2124</text:p>
          </table:table-cell>
          <table:table-cell office:value-type="float" office:value="1060.426025" calcext:value-type="float">
            <text:p>1060,426025</text:p>
          </table:table-cell>
          <table:table-cell table:number-columns-repeated="2"/>
          <table:table-cell office:value-type="float" office:value="7682" calcext:value-type="float">
            <text:p>7682</text:p>
          </table:table-cell>
          <table:table-cell office:value-type="float" office:value="6685.10498" calcext:value-type="float">
            <text:p>6685,1049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236" calcext:value-type="float">
            <text:p>1,236</text:p>
          </table:table-cell>
          <table:table-cell/>
          <table:table-cell office:value-type="float" office:value="2381" calcext:value-type="float">
            <text:p>2381</text:p>
          </table:table-cell>
          <table:table-cell office:value-type="float" office:value="1037.967041" calcext:value-type="float">
            <text:p>1037,967041</text:p>
          </table:table-cell>
          <table:table-cell table:number-columns-repeated="2"/>
          <table:table-cell office:value-type="float" office:value="6871" calcext:value-type="float">
            <text:p>6871</text:p>
          </table:table-cell>
          <table:table-cell office:value-type="float" office:value="6796.37207" calcext:value-type="float">
            <text:p>6796,3720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14" calcext:value-type="float">
            <text:p>1,14</text:p>
          </table:table-cell>
          <table:table-cell/>
          <table:table-cell office:value-type="float" office:value="1202" calcext:value-type="float">
            <text:p>1202</text:p>
          </table:table-cell>
          <table:table-cell office:value-type="float" office:value="1069.80896" calcext:value-type="float">
            <text:p>1069,80896</text:p>
          </table:table-cell>
          <table:table-cell table:number-columns-repeated="2"/>
          <table:table-cell office:value-type="float" office:value="6619" calcext:value-type="float">
            <text:p>6619</text:p>
          </table:table-cell>
          <table:table-cell office:value-type="float" office:value="6555.763184" calcext:value-type="float">
            <text:p>6555,763184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.11" calcext:value-type="float">
            <text:p>1,11</text:p>
          </table:table-cell>
          <table:table-cell/>
          <table:table-cell office:value-type="float" office:value="1655" calcext:value-type="float">
            <text:p>1655</text:p>
          </table:table-cell>
          <table:table-cell office:value-type="float" office:value="1059.587036" calcext:value-type="float">
            <text:p>1059,587036</text:p>
          </table:table-cell>
          <table:table-cell table:number-columns-repeated="2"/>
          <table:table-cell office:value-type="float" office:value="6878" calcext:value-type="float">
            <text:p>6878</text:p>
          </table:table-cell>
          <table:table-cell office:value-type="float" office:value="6836.524902" calcext:value-type="float">
            <text:p>6836,524902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201" calcext:value-type="float">
            <text:p>1,201</text:p>
          </table:table-cell>
          <table:table-cell/>
          <table:table-cell office:value-type="float" office:value="1609" calcext:value-type="float">
            <text:p>1609</text:p>
          </table:table-cell>
          <table:table-cell office:value-type="float" office:value="1103.275024" calcext:value-type="float">
            <text:p>1103,275024</text:p>
          </table:table-cell>
          <table:table-cell table:number-columns-repeated="2"/>
          <table:table-cell office:value-type="float" office:value="7440" calcext:value-type="float">
            <text:p>7440</text:p>
          </table:table-cell>
          <table:table-cell office:value-type="float" office:value="7361.766113" calcext:value-type="float">
            <text:p>7361,76611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137" calcext:value-type="float">
            <text:p>1,137</text:p>
          </table:table-cell>
          <table:table-cell/>
          <table:table-cell office:value-type="float" office:value="2365" calcext:value-type="float">
            <text:p>2365</text:p>
          </table:table-cell>
          <table:table-cell office:value-type="float" office:value="999.684021" calcext:value-type="float">
            <text:p>999,684021</text:p>
          </table:table-cell>
          <table:table-cell table:number-columns-repeated="2"/>
          <table:table-cell office:value-type="float" office:value="6671" calcext:value-type="float">
            <text:p>6671</text:p>
          </table:table-cell>
          <table:table-cell office:value-type="float" office:value="6622.848145" calcext:value-type="float">
            <text:p>6622,84814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215" calcext:value-type="float">
            <text:p>1,215</text:p>
          </table:table-cell>
          <table:table-cell/>
          <table:table-cell office:value-type="float" office:value="2223" calcext:value-type="float">
            <text:p>2223</text:p>
          </table:table-cell>
          <table:table-cell office:value-type="float" office:value="1039.031006" calcext:value-type="float">
            <text:p>1039,031006</text:p>
          </table:table-cell>
          <table:table-cell table:number-columns-repeated="2"/>
          <table:table-cell office:value-type="float" office:value="6668" calcext:value-type="float">
            <text:p>6668</text:p>
          </table:table-cell>
          <table:table-cell office:value-type="float" office:value="6511.39502" calcext:value-type="float">
            <text:p>6511,3950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195" calcext:value-type="float">
            <text:p>1,195</text:p>
          </table:table-cell>
          <table:table-cell/>
          <table:table-cell office:value-type="float" office:value="6851" calcext:value-type="float">
            <text:p>6851</text:p>
          </table:table-cell>
          <table:table-cell office:value-type="float" office:value="1000.504028" calcext:value-type="float">
            <text:p>1000,504028</text:p>
          </table:table-cell>
          <table:table-cell table:number-columns-repeated="2"/>
          <table:table-cell office:value-type="float" office:value="6725" calcext:value-type="float">
            <text:p>6725</text:p>
          </table:table-cell>
          <table:table-cell office:value-type="float" office:value="6676.543945" calcext:value-type="float">
            <text:p>6676,5439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169" calcext:value-type="float">
            <text:p>1,169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850.870972" calcext:value-type="float">
            <text:p>850,870972</text:p>
          </table:table-cell>
          <table:table-cell table:number-columns-repeated="2"/>
          <table:table-cell office:value-type="float" office:value="6613" calcext:value-type="float">
            <text:p>6613</text:p>
          </table:table-cell>
          <table:table-cell office:value-type="float" office:value="6558.812012" calcext:value-type="float">
            <text:p>6558,812012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1.134" calcext:value-type="float">
            <text:p>1,134</text:p>
          </table:table-cell>
          <table:table-cell/>
          <table:table-cell office:value-type="float" office:value="1082" calcext:value-type="float">
            <text:p>1082</text:p>
          </table:table-cell>
          <table:table-cell office:value-type="float" office:value="984.606018" calcext:value-type="float">
            <text:p>984,606018</text:p>
          </table:table-cell>
          <table:table-cell table:number-columns-repeated="2"/>
          <table:table-cell office:value-type="float" office:value="6688" calcext:value-type="float">
            <text:p>6688</text:p>
          </table:table-cell>
          <table:table-cell office:value-type="float" office:value="6607.916016" calcext:value-type="float">
            <text:p>6607,91601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.128" calcext:value-type="float">
            <text:p>1,128</text:p>
          </table:table-cell>
          <table:table-cell/>
          <table:table-cell office:value-type="float" office:value="2944" calcext:value-type="float">
            <text:p>2944</text:p>
          </table:table-cell>
          <table:table-cell office:value-type="float" office:value="841.614014" calcext:value-type="float">
            <text:p>841,614014</text:p>
          </table:table-cell>
          <table:table-cell table:number-columns-repeated="2"/>
          <table:table-cell office:value-type="float" office:value="6795" calcext:value-type="float">
            <text:p>6795</text:p>
          </table:table-cell>
          <table:table-cell office:value-type="float" office:value="6755.10498" calcext:value-type="float">
            <text:p>6755,1049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166" calcext:value-type="float">
            <text:p>1,166</text:p>
          </table:table-cell>
          <table:table-cell/>
          <table:table-cell office:value-type="float" office:value="1398" calcext:value-type="float">
            <text:p>1398</text:p>
          </table:table-cell>
          <table:table-cell office:value-type="float" office:value="872.617981" calcext:value-type="float">
            <text:p>872,617981</text:p>
          </table:table-cell>
          <table:table-cell table:number-columns-repeated="2"/>
          <table:table-cell office:value-type="float" office:value="6694" calcext:value-type="float">
            <text:p>6694</text:p>
          </table:table-cell>
          <table:table-cell office:value-type="float" office:value="6654.063965" calcext:value-type="float">
            <text:p>6654,06396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.293" calcext:value-type="float">
            <text:p>1,293</text:p>
          </table:table-cell>
          <table:table-cell/>
          <table:table-cell office:value-type="float" office:value="2287" calcext:value-type="float">
            <text:p>2287</text:p>
          </table:table-cell>
          <table:table-cell office:value-type="float" office:value="878.296021" calcext:value-type="float">
            <text:p>878,296021</text:p>
          </table:table-cell>
          <table:table-cell table:number-columns-repeated="2"/>
          <table:table-cell office:value-type="float" office:value="6765" calcext:value-type="float">
            <text:p>6765</text:p>
          </table:table-cell>
          <table:table-cell office:value-type="float" office:value="6665.199219" calcext:value-type="float">
            <text:p>6665,19921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.558" calcext:value-type="float">
            <text:p>1,558</text:p>
          </table:table-cell>
          <table:table-cell/>
          <table:table-cell office:value-type="float" office:value="1413" calcext:value-type="float">
            <text:p>1413</text:p>
          </table:table-cell>
          <table:table-cell office:value-type="float" office:value="896.406982" calcext:value-type="float">
            <text:p>896,406982</text:p>
          </table:table-cell>
          <table:table-cell table:number-columns-repeated="2"/>
          <table:table-cell office:value-type="float" office:value="6787" calcext:value-type="float">
            <text:p>6787</text:p>
          </table:table-cell>
          <table:table-cell office:value-type="float" office:value="6697.02002" calcext:value-type="float">
            <text:p>6697,0200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.621" calcext:value-type="float">
            <text:p>1,621</text:p>
          </table:table-cell>
          <table:table-cell/>
          <table:table-cell office:value-type="float" office:value="3434" calcext:value-type="float">
            <text:p>3434</text:p>
          </table:table-cell>
          <table:table-cell office:value-type="float" office:value="1074.906982" calcext:value-type="float">
            <text:p>1074,906982</text:p>
          </table:table-cell>
          <table:table-cell table:number-columns-repeated="2"/>
          <table:table-cell office:value-type="float" office:value="6648" calcext:value-type="float">
            <text:p>6648</text:p>
          </table:table-cell>
          <table:table-cell office:value-type="float" office:value="6581.40918" calcext:value-type="float">
            <text:p>6581,40918</text:p>
          </table:table-cell>
          <table:table-cell table:number-columns-repeated="4"/>
        </table:table-row>
      </table:table>
      <table:table table:name="GO-512MB" table:style-name="ta1">
        <table:table-column table:style-name="co1" table:number-columns-repeated="17" table:default-cell-style-name="Default"/>
        <table:table-row table:style-name="ro1">
          <table:table-cell table:formula="of:=MIN([.B5:.B55])" office:value-type="float" office:value="0.014" calcext:value-type="float">
            <text:p>0,014</text:p>
          </table:table-cell>
          <table:table-cell table:formula="of:=MAX([.B5:.B55])" office:value-type="float" office:value="0.027" calcext:value-type="float">
            <text:p>0,027</text:p>
          </table:table-cell>
          <table:table-cell/>
          <table:table-cell table:formula="of:=MIN([.E5:.E50])" office:value-type="float" office:value="1.189" calcext:value-type="float">
            <text:p>1,189</text:p>
          </table:table-cell>
          <table:table-cell table:formula="of:=MAX([.E4:.E49])" office:value-type="float" office:value="4.327" calcext:value-type="float">
            <text:p>4,327</text:p>
          </table:table-cell>
          <table:table-cell/>
          <table:table-cell table:formula="of:=MIN([.H5:.H55])" office:value-type="float" office:value="300.645996" calcext:value-type="float">
            <text:p>300,645996</text:p>
          </table:table-cell>
          <table:table-cell table:formula="of:=MAX([.H5:.H55])" office:value-type="float" office:value="448.556" calcext:value-type="float">
            <text:p>448,556</text:p>
          </table:table-cell>
          <table:table-cell/>
          <table:table-cell table:formula="of:=MIN([.K5:.K55])" office:value-type="float" office:value="1489.246948" calcext:value-type="float">
            <text:p>1489,246948</text:p>
          </table:table-cell>
          <table:table-cell table:formula="of:=MAX([.K5:.K55])" office:value-type="float" office:value="3389.253906" calcext:value-type="float">
            <text:p>3389,253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6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464" calcext:value-type="float">
            <text:p>5464</text:p>
          </table:table-cell>
          <table:table-cell office:value-type="float" office:value="1.777" calcext:value-type="float">
            <text:p>1,777</text:p>
          </table:table-cell>
          <table:table-cell/>
          <table:table-cell office:value-type="float" office:value="8017" calcext:value-type="float">
            <text:p>8017</text:p>
          </table:table-cell>
          <table:table-cell office:value-type="float" office:value="363.140015" calcext:value-type="float">
            <text:p>363,140015</text:p>
          </table:table-cell>
          <table:table-cell/>
          <table:table-cell office:value-type="float" office:value="4221" calcext:value-type="float">
            <text:p>4221</text:p>
          </table:table-cell>
          <table:table-cell office:value-type="float" office:value="3017.379883" calcext:value-type="float">
            <text:p>3017,379883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1.816" calcext:value-type="float">
            <text:p>1,816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349.828003" calcext:value-type="float">
            <text:p>349,828003</text:p>
          </table:table-cell>
          <table:table-cell/>
          <table:table-cell office:value-type="float" office:value="2967" calcext:value-type="float">
            <text:p>2967</text:p>
          </table:table-cell>
          <table:table-cell office:value-type="float" office:value="2888.239014" calcext:value-type="float">
            <text:p>2888,23901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'GO-512MB'.B5:.B55])" office:value-type="float" office:value="0.0200408163265306" calcext:value-type="float">
            <text:p>0,0200408163</text:p>
          </table:table-cell>
          <table:table-cell table:formula="of:=STDEV(['GO-512MB'.B5:.B55])" office:value-type="float" office:value="0.00230903283932066" calcext:value-type="float">
            <text:p>0,0023090328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526" calcext:value-type="float">
            <text:p>526</text:p>
          </table:table-cell>
          <table:table-cell office:value-type="float" office:value="2.055" calcext:value-type="float">
            <text:p>2,055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413.117004" calcext:value-type="float">
            <text:p>413,117004</text:p>
          </table:table-cell>
          <table:table-cell/>
          <table:table-cell office:value-type="float" office:value="2958" calcext:value-type="float">
            <text:p>2958</text:p>
          </table:table-cell>
          <table:table-cell office:value-type="float" office:value="2887.123047" calcext:value-type="float">
            <text:p>2887,12304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'GO-512MB'.E5:.E48])" office:value-type="float" office:value="1.9713488372093" calcext:value-type="float">
            <text:p>1,9713488372</text:p>
          </table:table-cell>
          <table:table-cell table:formula="of:=STDEV(['GO-512MB'.E5:.E48])" office:value-type="float" office:value="0.863617802473187" calcext:value-type="float">
            <text:p>0,8636178025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2029" calcext:value-type="float">
            <text:p>2029</text:p>
          </table:table-cell>
          <table:table-cell office:value-type="float" office:value="2.81" calcext:value-type="float">
            <text:p>2,81</text:p>
          </table:table-cell>
          <table:table-cell/>
          <table:table-cell office:value-type="float" office:value="1283" calcext:value-type="float">
            <text:p>1283</text:p>
          </table:table-cell>
          <table:table-cell office:value-type="float" office:value="379.819" calcext:value-type="float">
            <text:p>379,819</text:p>
          </table:table-cell>
          <table:table-cell/>
          <table:table-cell office:value-type="float" office:value="3375" calcext:value-type="float">
            <text:p>3375</text:p>
          </table:table-cell>
          <table:table-cell office:value-type="float" office:value="2911.810059" calcext:value-type="float">
            <text:p>2911,810059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AVERAGE(['GO-512MB'.H5:.H55])" office:value-type="float" office:value="368.896766294118" calcext:value-type="float">
            <text:p>368,8967662941</text:p>
          </table:table-cell>
          <table:table-cell table:formula="of:=STDEV(['GO-512MB'.H5:.H55])" office:value-type="float" office:value="30.8621148039694" calcext:value-type="float">
            <text:p>30,862114804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.207" calcext:value-type="float">
            <text:p>1,207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391.928009" calcext:value-type="float">
            <text:p>391,928009</text:p>
          </table:table-cell>
          <table:table-cell/>
          <table:table-cell office:value-type="float" office:value="4028" calcext:value-type="float">
            <text:p>4028</text:p>
          </table:table-cell>
          <table:table-cell office:value-type="float" office:value="2906.445068" calcext:value-type="float">
            <text:p>2906,445068</text:p>
          </table:table-cell>
          <table:table-cell/>
          <table:table-cell office:value-type="float" office:value="25000" calcext:value-type="float">
            <text:p>25000</text:p>
          </table:table-cell>
          <table:table-cell table:formula="of:=AVERAGE(['GO-512MB'.K5:.K55])" office:value-type="float" office:value="3021.02390828571" calcext:value-type="float">
            <text:p>3021,0239082857</text:p>
          </table:table-cell>
          <table:table-cell table:formula="of:=STDEV(['GO-512MB'.K5:.K55])" office:value-type="float" office:value="288.290493213765" calcext:value-type="float">
            <text:p>288,2904932138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.267" calcext:value-type="float">
            <text:p>1,267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338.479004" calcext:value-type="float">
            <text:p>338,479004</text:p>
          </table:table-cell>
          <table:table-cell/>
          <table:table-cell office:value-type="float" office:value="3414" calcext:value-type="float">
            <text:p>3414</text:p>
          </table:table-cell>
          <table:table-cell office:value-type="float" office:value="3058.687988" calcext:value-type="float">
            <text:p>3058,687988</text:p>
          </table:table-cell>
          <table:table-cell table:number-columns-repeated="6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.671" calcext:value-type="float">
            <text:p>1,671</text:p>
          </table:table-cell>
          <table:table-cell/>
          <table:table-cell office:value-type="float" office:value="3962" calcext:value-type="float">
            <text:p>3962</text:p>
          </table:table-cell>
          <table:table-cell office:value-type="float" office:value="394.20401" calcext:value-type="float">
            <text:p>394,20401</text:p>
          </table:table-cell>
          <table:table-cell/>
          <table:table-cell office:value-type="float" office:value="4094" calcext:value-type="float">
            <text:p>4094</text:p>
          </table:table-cell>
          <table:table-cell office:value-type="float" office:value="2896.184082" calcext:value-type="float">
            <text:p>2896,184082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896" calcext:value-type="float">
            <text:p>1,896</text:p>
          </table:table-cell>
          <table:table-cell/>
          <table:table-cell office:value-type="float" office:value="2037" calcext:value-type="float">
            <text:p>2037</text:p>
          </table:table-cell>
          <table:table-cell office:value-type="float" office:value="380.919006" calcext:value-type="float">
            <text:p>380,919006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float" office:value="2922.253906" calcext:value-type="float">
            <text:p>2922,253906</text:p>
          </table:table-cell>
          <table:table-cell table:number-columns-repeated="2"/>
          <table:table-cell office:value-type="float" office:value="0.02" calcext:value-type="float">
            <text:p>0,02</text:p>
          </table:table-cell>
          <table:table-cell office:value-type="float" office:value="1.9713" calcext:value-type="float">
            <text:p>1,9713</text:p>
          </table:table-cell>
          <table:table-cell office:value-type="float" office:value="368.8967" calcext:value-type="float">
            <text:p>368,8967</text:p>
          </table:table-cell>
          <table:table-cell office:value-type="float" office:value="3021.024" calcext:value-type="float">
            <text:p>3021,02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1.545" calcext:value-type="float">
            <text:p>1,545</text:p>
          </table:table-cell>
          <table:table-cell/>
          <table:table-cell office:value-type="float" office:value="3042" calcext:value-type="float">
            <text:p>3042</text:p>
          </table:table-cell>
          <table:table-cell office:value-type="float" office:value="345.156006" calcext:value-type="float">
            <text:p>345,156006</text:p>
          </table:table-cell>
          <table:table-cell/>
          <table:table-cell office:value-type="float" office:value="4907" calcext:value-type="float">
            <text:p>4907</text:p>
          </table:table-cell>
          <table:table-cell office:value-type="float" office:value="2906.725098" calcext:value-type="float">
            <text:p>2906,725098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.675" calcext:value-type="float">
            <text:p>1,675</text:p>
          </table:table-cell>
          <table:table-cell/>
          <table:table-cell office:value-type="float" office:value="1337" calcext:value-type="float">
            <text:p>1337</text:p>
          </table:table-cell>
          <table:table-cell office:value-type="float" office:value="401.800995" calcext:value-type="float">
            <text:p>401,800995</text:p>
          </table:table-cell>
          <table:table-cell/>
          <table:table-cell office:value-type="float" office:value="3011" calcext:value-type="float">
            <text:p>3011</text:p>
          </table:table-cell>
          <table:table-cell office:value-type="float" office:value="2909.928955" calcext:value-type="float">
            <text:p>2909,928955</text:p>
          </table:table-cell>
          <table:table-cell table:number-columns-repeated="6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float" office:value="1.687" calcext:value-type="float">
            <text:p>1,687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300.645996" calcext:value-type="float">
            <text:p>300,645996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916.25" calcext:value-type="float">
            <text:p>2916,25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101" calcext:value-type="float">
            <text:p>1101</text:p>
          </table:table-cell>
          <table:table-cell office:value-type="float" office:value="1.351" calcext:value-type="float">
            <text:p>1,351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311.26001" calcext:value-type="float">
            <text:p>311,26001</text:p>
          </table:table-cell>
          <table:table-cell/>
          <table:table-cell office:value-type="float" office:value="3532" calcext:value-type="float">
            <text:p>3532</text:p>
          </table:table-cell>
          <table:table-cell office:value-type="float" office:value="2890.461914" calcext:value-type="float">
            <text:p>2890,461914</text:p>
          </table:table-cell>
          <table:table-cell table:number-columns-repeated="6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1.444" calcext:value-type="float">
            <text:p>1,444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381.936005" calcext:value-type="float">
            <text:p>381,936005</text:p>
          </table:table-cell>
          <table:table-cell/>
          <table:table-cell office:value-type="float" office:value="3041" calcext:value-type="float">
            <text:p>3041</text:p>
          </table:table-cell>
          <table:table-cell office:value-type="float" office:value="2963.080078" calcext:value-type="float">
            <text:p>2963,080078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341" calcext:value-type="float">
            <text:p>1341</text:p>
          </table:table-cell>
          <table:table-cell office:value-type="float" office:value="1.665" calcext:value-type="float">
            <text:p>1,665</text:p>
          </table:table-cell>
          <table:table-cell/>
          <table:table-cell office:value-type="float" office:value="1075" calcext:value-type="float">
            <text:p>1075</text:p>
          </table:table-cell>
          <table:table-cell office:value-type="float" office:value="371.378998" calcext:value-type="float">
            <text:p>371,378998</text:p>
          </table:table-cell>
          <table:table-cell/>
          <table:table-cell office:value-type="float" office:value="3041" calcext:value-type="float">
            <text:p>3041</text:p>
          </table:table-cell>
          <table:table-cell office:value-type="float" office:value="2924.448975" calcext:value-type="float">
            <text:p>2924,448975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27" calcext:value-type="float">
            <text:p>0,0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.759" calcext:value-type="float">
            <text:p>2,759</text:p>
          </table:table-cell>
          <table:table-cell/>
          <table:table-cell office:value-type="float" office:value="1310" calcext:value-type="float">
            <text:p>1310</text:p>
          </table:table-cell>
          <table:table-cell office:value-type="float" office:value="401.29599" calcext:value-type="float">
            <text:p>401,29599</text:p>
          </table:table-cell>
          <table:table-cell/>
          <table:table-cell office:value-type="float" office:value="3010" calcext:value-type="float">
            <text:p>3010</text:p>
          </table:table-cell>
          <table:table-cell office:value-type="float" office:value="2906.312012" calcext:value-type="float">
            <text:p>2906,312012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3.637" calcext:value-type="float">
            <text:p>3,637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386.059998" calcext:value-type="float">
            <text:p>386,059998</text:p>
          </table:table-cell>
          <table:table-cell/>
          <table:table-cell office:value-type="float" office:value="3208" calcext:value-type="float">
            <text:p>3208</text:p>
          </table:table-cell>
          <table:table-cell office:value-type="float" office:value="3087.74292" calcext:value-type="float">
            <text:p>3087,74292</text:p>
          </table:table-cell>
          <table:table-cell table:number-columns-repeated="6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4.093" calcext:value-type="float">
            <text:p>4,093</text:p>
          </table:table-cell>
          <table:table-cell/>
          <table:table-cell office:value-type="float" office:value="1079" calcext:value-type="float">
            <text:p>1079</text:p>
          </table:table-cell>
          <table:table-cell office:value-type="float" office:value="349.496002" calcext:value-type="float">
            <text:p>349,496002</text:p>
          </table:table-cell>
          <table:table-cell/>
          <table:table-cell office:value-type="float" office:value="3614" calcext:value-type="float">
            <text:p>3614</text:p>
          </table:table-cell>
          <table:table-cell office:value-type="float" office:value="3081.549072" calcext:value-type="float">
            <text:p>3081,549072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3.248" calcext:value-type="float">
            <text:p>3,248</text:p>
          </table:table-cell>
          <table:table-cell/>
          <table:table-cell office:value-type="float" office:value="2164" calcext:value-type="float">
            <text:p>2164</text:p>
          </table:table-cell>
          <table:table-cell office:value-type="float" office:value="372.904999" calcext:value-type="float">
            <text:p>372,904999</text:p>
          </table:table-cell>
          <table:table-cell/>
          <table:table-cell office:value-type="float" office:value="2934" calcext:value-type="float">
            <text:p>2934</text:p>
          </table:table-cell>
          <table:table-cell office:value-type="float" office:value="2849.839111" calcext:value-type="float">
            <text:p>2849,839111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1.905" calcext:value-type="float">
            <text:p>1,905</text:p>
          </table:table-cell>
          <table:table-cell/>
          <table:table-cell office:value-type="float" office:value="537" calcext:value-type="float">
            <text:p>537</text:p>
          </table:table-cell>
          <table:table-cell office:value-type="float" office:value="404.632996" calcext:value-type="float">
            <text:p>404,632996</text:p>
          </table:table-cell>
          <table:table-cell/>
          <table:table-cell office:value-type="float" office:value="3060" calcext:value-type="float">
            <text:p>3060</text:p>
          </table:table-cell>
          <table:table-cell office:value-type="float" office:value="2897.451904" calcext:value-type="float">
            <text:p>2897,451904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.293" calcext:value-type="float">
            <text:p>1,293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372.415985" calcext:value-type="float">
            <text:p>372,415985</text:p>
          </table:table-cell>
          <table:table-cell/>
          <table:table-cell office:value-type="float" office:value="3087" calcext:value-type="float">
            <text:p>3087</text:p>
          </table:table-cell>
          <table:table-cell office:value-type="float" office:value="2977.87207" calcext:value-type="float">
            <text:p>2977,87207</text:p>
          </table:table-cell>
          <table:table-cell table:number-columns-repeated="6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.886" calcext:value-type="float">
            <text:p>1,886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324.653015" calcext:value-type="float">
            <text:p>324,653015</text:p>
          </table:table-cell>
          <table:table-cell/>
          <table:table-cell office:value-type="float" office:value="3260" calcext:value-type="float">
            <text:p>3260</text:p>
          </table:table-cell>
          <table:table-cell office:value-type="float" office:value="3063.810059" calcext:value-type="float">
            <text:p>3063,810059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1.405" calcext:value-type="float">
            <text:p>1,405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343.164001" calcext:value-type="float">
            <text:p>343,164001</text:p>
          </table:table-cell>
          <table:table-cell/>
          <table:table-cell office:value-type="float" office:value="3092" calcext:value-type="float">
            <text:p>3092</text:p>
          </table:table-cell>
          <table:table-cell office:value-type="float" office:value="2933.009033" calcext:value-type="float">
            <text:p>2933,009033</text:p>
          </table:table-cell>
          <table:table-cell table:number-columns-repeated="6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26" calcext:value-type="float">
            <text:p>0,026</text:p>
          </table:table-cell>
          <table:table-cell/>
          <table:table-cell office:value-type="float" office:value="2067" calcext:value-type="float">
            <text:p>2067</text:p>
          </table:table-cell>
          <table:table-cell office:value-type="float" office:value="2.223" calcext:value-type="float">
            <text:p>2,223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337.809998" calcext:value-type="float">
            <text:p>337,809998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2941.028076" calcext:value-type="float">
            <text:p>2941,028076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2248" calcext:value-type="float">
            <text:p>2248</text:p>
          </table:table-cell>
          <table:table-cell office:value-type="float" office:value="1.303" calcext:value-type="float">
            <text:p>1,303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350.790009" calcext:value-type="float">
            <text:p>350,790009</text:p>
          </table:table-cell>
          <table:table-cell/>
          <table:table-cell office:value-type="float" office:value="3203" calcext:value-type="float">
            <text:p>3203</text:p>
          </table:table-cell>
          <table:table-cell office:value-type="float" office:value="1489.246948" calcext:value-type="float">
            <text:p>1489,246948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.644" calcext:value-type="float">
            <text:p>1,64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334.660004" calcext:value-type="float">
            <text:p>334,660004</text:p>
          </table:table-cell>
          <table:table-cell/>
          <table:table-cell office:value-type="float" office:value="3480" calcext:value-type="float">
            <text:p>3480</text:p>
          </table:table-cell>
          <table:table-cell office:value-type="float" office:value="3389.253906" calcext:value-type="float">
            <text:p>3389,253906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2646" calcext:value-type="float">
            <text:p>2646</text:p>
          </table:table-cell>
          <table:table-cell office:value-type="float" office:value="2.451" calcext:value-type="float">
            <text:p>2,451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396.183014" calcext:value-type="float">
            <text:p>396,183014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908.926025" calcext:value-type="float">
            <text:p>2908,926025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1.348" calcext:value-type="float">
            <text:p>1,348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407.184998" calcext:value-type="float">
            <text:p>407,184998</text:p>
          </table:table-cell>
          <table:table-cell/>
          <table:table-cell office:value-type="float" office:value="3659" calcext:value-type="float">
            <text:p>3659</text:p>
          </table:table-cell>
          <table:table-cell office:value-type="float" office:value="3347.629883" calcext:value-type="float">
            <text:p>3347,629883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1.189" calcext:value-type="float">
            <text:p>1,189</text:p>
          </table:table-cell>
          <table:table-cell/>
          <table:table-cell office:value-type="float" office:value="596" calcext:value-type="float">
            <text:p>596</text:p>
          </table:table-cell>
          <table:table-cell office:value-type="float" office:value="341.184998" calcext:value-type="float">
            <text:p>341,184998</text:p>
          </table:table-cell>
          <table:table-cell/>
          <table:table-cell office:value-type="float" office:value="3068" calcext:value-type="float">
            <text:p>3068</text:p>
          </table:table-cell>
          <table:table-cell office:value-type="float" office:value="2874.438965" calcext:value-type="float">
            <text:p>2874,438965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358.588013" calcext:value-type="float">
            <text:p>358,588013</text:p>
          </table:table-cell>
          <table:table-cell/>
          <table:table-cell office:value-type="float" office:value="3047" calcext:value-type="float">
            <text:p>3047</text:p>
          </table:table-cell>
          <table:table-cell office:value-type="float" office:value="2879.427979" calcext:value-type="float">
            <text:p>2879,427979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4.327" calcext:value-type="float">
            <text:p>4,327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338.589996" calcext:value-type="float">
            <text:p>338,589996</text:p>
          </table:table-cell>
          <table:table-cell/>
          <table:table-cell office:value-type="float" office:value="3068" calcext:value-type="float">
            <text:p>3068</text:p>
          </table:table-cell>
          <table:table-cell office:value-type="float" office:value="2851.914062" calcext:value-type="float">
            <text:p>2851,914062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.702" calcext:value-type="float">
            <text:p>1,702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339.992004" calcext:value-type="float">
            <text:p>339,992004</text:p>
          </table:table-cell>
          <table:table-cell/>
          <table:table-cell office:value-type="float" office:value="3083" calcext:value-type="float">
            <text:p>3083</text:p>
          </table:table-cell>
          <table:table-cell office:value-type="float" office:value="2874.300049" calcext:value-type="float">
            <text:p>2874,300049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1.284" calcext:value-type="float">
            <text:p>1,284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349.825989" calcext:value-type="float">
            <text:p>349,825989</text:p>
          </table:table-cell>
          <table:table-cell/>
          <table:table-cell office:value-type="float" office:value="3756" calcext:value-type="float">
            <text:p>3756</text:p>
          </table:table-cell>
          <table:table-cell office:value-type="float" office:value="3325.229004" calcext:value-type="float">
            <text:p>3325,229004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.339" calcext:value-type="float">
            <text:p>1,339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398.919006" calcext:value-type="float">
            <text:p>398,919006</text:p>
          </table:table-cell>
          <table:table-cell/>
          <table:table-cell office:value-type="float" office:value="3435" calcext:value-type="float">
            <text:p>3435</text:p>
          </table:table-cell>
          <table:table-cell office:value-type="float" office:value="3352.702881" calcext:value-type="float">
            <text:p>3352,7028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12" calcext:value-type="float">
            <text:p>612</text:p>
          </table:table-cell>
          <table:table-cell office:value-type="float" office:value="1.358" calcext:value-type="float">
            <text:p>1,358</text:p>
          </table:table-cell>
          <table:table-cell/>
          <table:table-cell office:value-type="float" office:value="1802" calcext:value-type="float">
            <text:p>1802</text:p>
          </table:table-cell>
          <table:table-cell office:value-type="float" office:value="364.279999" calcext:value-type="float">
            <text:p>364,279999</text:p>
          </table:table-cell>
          <table:table-cell/>
          <table:table-cell office:value-type="float" office:value="3023" calcext:value-type="float">
            <text:p>3023</text:p>
          </table:table-cell>
          <table:table-cell office:value-type="float" office:value="2923.289062" calcext:value-type="float">
            <text:p>2923,289062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19" calcext:value-type="float">
            <text:p>519</text:p>
          </table:table-cell>
          <table:table-cell office:value-type="float" office:value="1.284" calcext:value-type="float">
            <text:p>1,284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448.556" calcext:value-type="float">
            <text:p>448,556</text:p>
          </table:table-cell>
          <table:table-cell/>
          <table:table-cell office:value-type="float" office:value="3140" calcext:value-type="float">
            <text:p>3140</text:p>
          </table:table-cell>
          <table:table-cell office:value-type="float" office:value="2996.153076" calcext:value-type="float">
            <text:p>2996,153076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1363" calcext:value-type="float">
            <text:p>1363</text:p>
          </table:table-cell>
          <table:table-cell office:value-type="float" office:value="1.323" calcext:value-type="float">
            <text:p>1,323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337.39801" calcext:value-type="float">
            <text:p>337,39801</text:p>
          </table:table-cell>
          <table:table-cell/>
          <table:table-cell office:value-type="float" office:value="3455" calcext:value-type="float">
            <text:p>3455</text:p>
          </table:table-cell>
          <table:table-cell office:value-type="float" office:value="3280.183105" calcext:value-type="float">
            <text:p>3280,18310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49" calcext:value-type="float">
            <text:p>549</text:p>
          </table:table-cell>
          <table:table-cell office:value-type="float" office:value="3.51" calcext:value-type="float">
            <text:p>3,51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339.429993" calcext:value-type="float">
            <text:p>339,429993</text:p>
          </table:table-cell>
          <table:table-cell/>
          <table:table-cell office:value-type="float" office:value="4537" calcext:value-type="float">
            <text:p>4537</text:p>
          </table:table-cell>
          <table:table-cell office:value-type="float" office:value="3262.615967" calcext:value-type="float">
            <text:p>3262,615967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1.521" calcext:value-type="float">
            <text:p>1,521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46.984009" calcext:value-type="float">
            <text:p>346,984009</text:p>
          </table:table-cell>
          <table:table-cell/>
          <table:table-cell office:value-type="float" office:value="3436" calcext:value-type="float">
            <text:p>3436</text:p>
          </table:table-cell>
          <table:table-cell office:value-type="float" office:value="3268.940918" calcext:value-type="float">
            <text:p>3268,940918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3.192" calcext:value-type="float">
            <text:p>3,192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341.158997" calcext:value-type="float">
            <text:p>341,158997</text:p>
          </table:table-cell>
          <table:table-cell/>
          <table:table-cell office:value-type="float" office:value="3506" calcext:value-type="float">
            <text:p>3506</text:p>
          </table:table-cell>
          <table:table-cell office:value-type="float" office:value="3306.928955" calcext:value-type="float">
            <text:p>3306,928955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575" calcext:value-type="float">
            <text:p>1575</text:p>
          </table:table-cell>
          <table:table-cell office:value-type="float" office:value="2.024" calcext:value-type="float">
            <text:p>2,024</text:p>
          </table:table-cell>
          <table:table-cell/>
          <table:table-cell office:value-type="float" office:value="1759" calcext:value-type="float">
            <text:p>1759</text:p>
          </table:table-cell>
          <table:table-cell office:value-type="float" office:value="340.798004" calcext:value-type="float">
            <text:p>340,798004</text:p>
          </table:table-cell>
          <table:table-cell/>
          <table:table-cell office:value-type="float" office:value="3832" calcext:value-type="float">
            <text:p>3832</text:p>
          </table:table-cell>
          <table:table-cell office:value-type="float" office:value="3318.197998" calcext:value-type="float">
            <text:p>3318,197998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.379" calcext:value-type="float">
            <text:p>1,379</text:p>
          </table:table-cell>
          <table:table-cell/>
          <table:table-cell office:value-type="float" office:value="1555" calcext:value-type="float">
            <text:p>1555</text:p>
          </table:table-cell>
          <table:table-cell office:value-type="float" office:value="370.895996" calcext:value-type="float">
            <text:p>370,895996</text:p>
          </table:table-cell>
          <table:table-cell/>
          <table:table-cell office:value-type="float" office:value="3414" calcext:value-type="float">
            <text:p>3414</text:p>
          </table:table-cell>
          <table:table-cell office:value-type="float" office:value="3287.88208" calcext:value-type="float">
            <text:p>3287,88208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.323" calcext:value-type="float">
            <text:p>1,323</text:p>
          </table:table-cell>
          <table:table-cell/>
          <table:table-cell office:value-type="float" office:value="2635" calcext:value-type="float">
            <text:p>2635</text:p>
          </table:table-cell>
          <table:table-cell office:value-type="float" office:value="396.612" calcext:value-type="float">
            <text:p>396,612</text:p>
          </table:table-cell>
          <table:table-cell/>
          <table:table-cell office:value-type="float" office:value="3537" calcext:value-type="float">
            <text:p>3537</text:p>
          </table:table-cell>
          <table:table-cell office:value-type="float" office:value="3272.532959" calcext:value-type="float">
            <text:p>3272,532959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21" calcext:value-type="float">
            <text:p>421</text:p>
          </table:table-cell>
          <table:table-cell office:value-type="float" office:value="1.252" calcext:value-type="float">
            <text:p>1,252</text:p>
          </table:table-cell>
          <table:table-cell/>
          <table:table-cell office:value-type="float" office:value="492" calcext:value-type="float">
            <text:p>492</text:p>
          </table:table-cell>
          <table:table-cell office:value-type="float" office:value="387.061005" calcext:value-type="float">
            <text:p>387,061005</text:p>
          </table:table-cell>
          <table:table-cell/>
          <table:table-cell office:value-type="float" office:value="3204" calcext:value-type="float">
            <text:p>3204</text:p>
          </table:table-cell>
          <table:table-cell office:value-type="float" office:value="2917.504883" calcext:value-type="float">
            <text:p>2917,50488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79" calcext:value-type="float">
            <text:p>479</text:p>
          </table:table-cell>
          <table:table-cell office:value-type="float" office:value="385.664001" calcext:value-type="float">
            <text:p>385,664001</text:p>
          </table:table-cell>
          <table:table-cell/>
          <table:table-cell office:value-type="float" office:value="3473" calcext:value-type="float">
            <text:p>3473</text:p>
          </table:table-cell>
          <table:table-cell office:value-type="float" office:value="3345.339111" calcext:value-type="float">
            <text:p>3345,339111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21" calcext:value-type="float">
            <text:p>0,021</text:p>
          </table:table-cell>
          <table:table-cell table:number-columns-repeated="4"/>
          <table:table-cell office:value-type="float" office:value="522" calcext:value-type="float">
            <text:p>522</text:p>
          </table:table-cell>
          <table:table-cell office:value-type="float" office:value="338.97699" calcext:value-type="float">
            <text:p>338,97699</text:p>
          </table:table-cell>
          <table:table-cell/>
          <table:table-cell office:value-type="float" office:value="3507" calcext:value-type="float">
            <text:p>3507</text:p>
          </table:table-cell>
          <table:table-cell office:value-type="float" office:value="3280.341064" calcext:value-type="float">
            <text:p>3280,341064</text:p>
          </table:table-cell>
          <table:table-cell table:number-columns-repeated="6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2" calcext:value-type="float">
            <text:p>0,02</text:p>
          </table:table-cell>
          <table:table-cell table:number-columns-repeated="4"/>
          <table:table-cell office:value-type="float" office:value="592" calcext:value-type="float">
            <text:p>592</text:p>
          </table:table-cell>
          <table:table-cell office:value-type="float" office:value="400.772003" calcext:value-type="float">
            <text:p>400,772003</text:p>
          </table:table-cell>
          <table:table-cell/>
          <table:table-cell office:value-type="float" office:value="3385" calcext:value-type="float">
            <text:p>3385</text:p>
          </table:table-cell>
          <table:table-cell office:value-type="float" office:value="3242.268066" calcext:value-type="float">
            <text:p>3242,268066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21" calcext:value-type="float">
            <text:p>0,021</text:p>
          </table:table-cell>
          <table:table-cell table:number-columns-repeated="4"/>
          <table:table-cell office:value-type="float" office:value="513" calcext:value-type="float">
            <text:p>513</text:p>
          </table:table-cell>
          <table:table-cell office:value-type="float" office:value="428.894012" calcext:value-type="float">
            <text:p>428,894012</text:p>
          </table:table-cell>
          <table:table-cell/>
          <table:table-cell office:value-type="float" office:value="3513" calcext:value-type="float">
            <text:p>3513</text:p>
          </table:table-cell>
          <table:table-cell office:value-type="float" office:value="3356.100098" calcext:value-type="float">
            <text:p>3356,100098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21" calcext:value-type="float">
            <text:p>0,021</text:p>
          </table:table-cell>
          <table:table-cell table:number-columns-repeated="4"/>
          <table:table-cell office:value-type="float" office:value="510" calcext:value-type="float">
            <text:p>510</text:p>
          </table:table-cell>
          <table:table-cell office:value-type="float" office:value="390.264008" calcext:value-type="float">
            <text:p>390,264008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3023.655029" calcext:value-type="float">
            <text:p>3023,655029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19" calcext:value-type="float">
            <text:p>0,019</text:p>
          </table:table-cell>
          <table:table-cell table:number-columns-repeated="4"/>
          <table:table-cell office:value-type="float" office:value="602" calcext:value-type="float">
            <text:p>602</text:p>
          </table:table-cell>
          <table:table-cell office:value-type="float" office:value="377.132996" calcext:value-type="float">
            <text:p>377,132996</text:p>
          </table:table-cell>
          <table:table-cell/>
          <table:table-cell office:value-type="float" office:value="3076" calcext:value-type="float">
            <text:p>3076</text:p>
          </table:table-cell>
          <table:table-cell office:value-type="float" office:value="2917.537109" calcext:value-type="float">
            <text:p>2917,537109</text:p>
          </table:table-cell>
          <table:table-cell table:number-columns-repeated="6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21" calcext:value-type="float">
            <text:p>0,021</text:p>
          </table:table-cell>
          <table:table-cell table:number-columns-repeated="4"/>
          <table:table-cell office:value-type="float" office:value="588" calcext:value-type="float">
            <text:p>588</text:p>
          </table:table-cell>
          <table:table-cell office:value-type="float" office:value="394.510986" calcext:value-type="float">
            <text:p>394,510986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1" calcext:value-type="float">
            <text:p>0,021</text:p>
          </table:table-cell>
          <table:table-cell table:number-columns-repeated="4"/>
          <table:table-cell office:value-type="float" office:value="446" calcext:value-type="float">
            <text:p>446</text:p>
          </table:table-cell>
          <table:table-cell office:value-type="float" office:value="392.382996" calcext:value-type="float">
            <text:p>392,382996</text:p>
          </table:table-cell>
          <table:table-cell table:number-columns-repeated="9"/>
        </table:table-row>
      </table:table>
      <table:table table:name="GO-1024MB" table:style-name="ta1">
        <table:table-column table:style-name="co1" table:number-columns-repeated="17" table:default-cell-style-name="Default"/>
        <table:table-row table:style-name="ro1">
          <table:table-cell table:formula="of:=MIN([.B5:.B55])" office:value-type="float" office:value="0.015" calcext:value-type="float">
            <text:p>0,015</text:p>
          </table:table-cell>
          <table:table-cell table:formula="of:=MAX([.B5:.B55])" office:value-type="float" office:value="0.027" calcext:value-type="float">
            <text:p>0,027</text:p>
          </table:table-cell>
          <table:table-cell/>
          <table:table-cell table:formula="of:=MIN([.B5:.B50])" office:value-type="float" office:value="0.015" calcext:value-type="float">
            <text:p>0,015</text:p>
          </table:table-cell>
          <table:table-cell table:formula="of:=MAX([.E4:.E49])" office:value-type="float" office:value="3.805" calcext:value-type="float">
            <text:p>3,805</text:p>
          </table:table-cell>
          <table:table-cell/>
          <table:table-cell table:formula="of:=MIN([.E5:.E55])" office:value-type="float" office:value="1.186" calcext:value-type="float">
            <text:p>1,186</text:p>
          </table:table-cell>
          <table:table-cell table:formula="of:=MAX([.E5:.E55])" office:value-type="float" office:value="3.805" calcext:value-type="float">
            <text:p>3,805</text:p>
          </table:table-cell>
          <table:table-cell/>
          <table:table-cell table:formula="of:=MIN([.K5:.K55])" office:value-type="float" office:value="1477.771973" calcext:value-type="float">
            <text:p>1477,771973</text:p>
          </table:table-cell>
          <table:table-cell table:formula="of:=MAX([.K5:.K55])" office:value-type="float" office:value="2557.566895" calcext:value-type="float">
            <text:p>2557,566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6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.797" calcext:value-type="float">
            <text:p>1,797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194.778" calcext:value-type="float">
            <text:p>194,778</text:p>
          </table:table-cell>
          <table:table-cell/>
          <table:table-cell office:value-type="float" office:value="2188" calcext:value-type="float">
            <text:p>2188</text:p>
          </table:table-cell>
          <table:table-cell office:value-type="float" office:value="1959.098999" calcext:value-type="float">
            <text:p>1959,098999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252" calcext:value-type="float">
            <text:p>1,252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85.084" calcext:value-type="float">
            <text:p>185,084</text:p>
          </table:table-cell>
          <table:table-cell/>
          <table:table-cell office:value-type="float" office:value="1589" calcext:value-type="float">
            <text:p>1589</text:p>
          </table:table-cell>
          <table:table-cell office:value-type="float" office:value="1520.035034" calcext:value-type="float">
            <text:p>1520,03503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'GO-1024MB'.B5:.B55])" office:value-type="float" office:value="0.0196470588235294" calcext:value-type="float">
            <text:p>0,0196470588</text:p>
          </table:table-cell>
          <table:table-cell table:formula="of:=STDEV(['GO-1024MB'.B5:.B55])" office:value-type="float" office:value="0.00247243628360178" calcext:value-type="float">
            <text:p>0,002472436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418" calcext:value-type="float">
            <text:p>1,418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91.488007" calcext:value-type="float">
            <text:p>191,488007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1531.969971" calcext:value-type="float">
            <text:p>1531,969971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'GO-1024MB'.E5:.E48])" office:value-type="float" office:value="1.53395454545455" calcext:value-type="float">
            <text:p>1,5339545455</text:p>
          </table:table-cell>
          <table:table-cell table:formula="of:=STDEV(['GO-1024MB'.E5:.E48])" office:value-type="float" office:value="0.464812237888038" calcext:value-type="float">
            <text:p>0,4648122379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481" calcext:value-type="float">
            <text:p>1,48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88.380997" calcext:value-type="float">
            <text:p>188,380997</text:p>
          </table:table-cell>
          <table:table-cell/>
          <table:table-cell office:value-type="float" office:value="1545" calcext:value-type="float">
            <text:p>1545</text:p>
          </table:table-cell>
          <table:table-cell office:value-type="float" office:value="1493.812988" calcext:value-type="float">
            <text:p>1493,812988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AVERAGE(['GO-1024MB'.H5:.H55])" office:value-type="float" office:value="212.201333431373" calcext:value-type="float">
            <text:p>212,2013334314</text:p>
          </table:table-cell>
          <table:table-cell table:formula="of:=STDEV(['GO-1024MB'.H5:.H55])" office:value-type="float" office:value="34.8537839109406" calcext:value-type="float">
            <text:p>34,853783910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.484" calcext:value-type="float">
            <text:p>1,484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07.871002" calcext:value-type="float">
            <text:p>207,871002</text:p>
          </table:table-cell>
          <table:table-cell/>
          <table:table-cell office:value-type="float" office:value="1706" calcext:value-type="float">
            <text:p>1706</text:p>
          </table:table-cell>
          <table:table-cell office:value-type="float" office:value="1631.650024" calcext:value-type="float">
            <text:p>1631,650024</text:p>
          </table:table-cell>
          <table:table-cell/>
          <table:table-cell office:value-type="float" office:value="25000" calcext:value-type="float">
            <text:p>25000</text:p>
          </table:table-cell>
          <table:table-cell table:formula="of:=AVERAGE(['GO-1024MB'.K5:.K55])" office:value-type="float" office:value="1677.45557113725" calcext:value-type="float">
            <text:p>1677,4555711373</text:p>
          </table:table-cell>
          <table:table-cell table:formula="of:=STDEV(['GO-1024MB'.K5:.K55])" office:value-type="float" office:value="212.609636738633" calcext:value-type="float">
            <text:p>212,609636738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554" calcext:value-type="float">
            <text:p>1,554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90.401993" calcext:value-type="float">
            <text:p>190,401993</text:p>
          </table:table-cell>
          <table:table-cell/>
          <table:table-cell office:value-type="float" office:value="1572" calcext:value-type="float">
            <text:p>1572</text:p>
          </table:table-cell>
          <table:table-cell office:value-type="float" office:value="1519.847046" calcext:value-type="float">
            <text:p>1519,847046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.317" calcext:value-type="float">
            <text:p>1,317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83.391006" calcext:value-type="float">
            <text:p>183,391006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float" office:value="1522.535034" calcext:value-type="float">
            <text:p>1522,535034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748" calcext:value-type="float">
            <text:p>1,748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88.184006" calcext:value-type="float">
            <text:p>188,184006</text:p>
          </table:table-cell>
          <table:table-cell/>
          <table:table-cell office:value-type="float" office:value="1624" calcext:value-type="float">
            <text:p>1624</text:p>
          </table:table-cell>
          <table:table-cell office:value-type="float" office:value="1579.259033" calcext:value-type="float">
            <text:p>1579,259033</text:p>
          </table:table-cell>
          <table:table-cell table:number-columns-repeated="2"/>
          <table:table-cell office:value-type="float" office:value="0.01964" calcext:value-type="float">
            <text:p>0,01964</text:p>
          </table:table-cell>
          <table:table-cell office:value-type="float" office:value="1.5339" calcext:value-type="float">
            <text:p>1,5339</text:p>
          </table:table-cell>
          <table:table-cell office:value-type="float" office:value="212.2013" calcext:value-type="float">
            <text:p>212,2013</text:p>
          </table:table-cell>
          <table:table-cell office:value-type="float" office:value="1677.4555" calcext:value-type="float">
            <text:p>1677,45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489" calcext:value-type="float">
            <text:p>1,489</text:p>
          </table:table-cell>
          <table:table-cell/>
          <table:table-cell office:value-type="float" office:value="1456" calcext:value-type="float">
            <text:p>1456</text:p>
          </table:table-cell>
          <table:table-cell office:value-type="float" office:value="207.546997" calcext:value-type="float">
            <text:p>207,546997</text:p>
          </table:table-cell>
          <table:table-cell/>
          <table:table-cell office:value-type="float" office:value="1579" calcext:value-type="float">
            <text:p>1579</text:p>
          </table:table-cell>
          <table:table-cell office:value-type="float" office:value="1502.312988" calcext:value-type="float">
            <text:p>1502,312988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189" calcext:value-type="float">
            <text:p>1,189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float" office:value="199.102997" calcext:value-type="float">
            <text:p>199,102997</text:p>
          </table:table-cell>
          <table:table-cell/>
          <table:table-cell office:value-type="float" office:value="1587" calcext:value-type="float">
            <text:p>1587</text:p>
          </table:table-cell>
          <table:table-cell office:value-type="float" office:value="1520.686035" calcext:value-type="float">
            <text:p>1520,686035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399" calcext:value-type="float">
            <text:p>1,39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12.177994" calcext:value-type="float">
            <text:p>212,177994</text:p>
          </table:table-cell>
          <table:table-cell/>
          <table:table-cell office:value-type="float" office:value="1815" calcext:value-type="float">
            <text:p>1815</text:p>
          </table:table-cell>
          <table:table-cell office:value-type="float" office:value="1501.884033" calcext:value-type="float">
            <text:p>1501,884033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48" calcext:value-type="float">
            <text:p>1,48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211.033005" calcext:value-type="float">
            <text:p>211,033005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float" office:value="1525.828979" calcext:value-type="float">
            <text:p>1525,828979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186" calcext:value-type="float">
            <text:p>1,186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211.826996" calcext:value-type="float">
            <text:p>211,826996</text:p>
          </table:table-cell>
          <table:table-cell/>
          <table:table-cell office:value-type="float" office:value="3014" calcext:value-type="float">
            <text:p>3014</text:p>
          </table:table-cell>
          <table:table-cell office:value-type="float" office:value="1641.58606" calcext:value-type="float">
            <text:p>1641,58606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.523" calcext:value-type="float">
            <text:p>1,52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195.830994" calcext:value-type="float">
            <text:p>195,830994</text:p>
          </table:table-cell>
          <table:table-cell/>
          <table:table-cell office:value-type="float" office:value="1817" calcext:value-type="float">
            <text:p>1817</text:p>
          </table:table-cell>
          <table:table-cell office:value-type="float" office:value="1748.68103" calcext:value-type="float">
            <text:p>1748,68103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302" calcext:value-type="float">
            <text:p>1,302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203.938995" calcext:value-type="float">
            <text:p>203,938995</text:p>
          </table:table-cell>
          <table:table-cell/>
          <table:table-cell office:value-type="float" office:value="1787" calcext:value-type="float">
            <text:p>1787</text:p>
          </table:table-cell>
          <table:table-cell office:value-type="float" office:value="1488.857056" calcext:value-type="float">
            <text:p>1488,857056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412" calcext:value-type="float">
            <text:p>1,412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87.813995" calcext:value-type="float">
            <text:p>187,813995</text:p>
          </table:table-cell>
          <table:table-cell/>
          <table:table-cell office:value-type="float" office:value="1660" calcext:value-type="float">
            <text:p>1660</text:p>
          </table:table-cell>
          <table:table-cell office:value-type="float" office:value="1583.293945" calcext:value-type="float">
            <text:p>1583,29394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269" calcext:value-type="float">
            <text:p>1,269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191.945007" calcext:value-type="float">
            <text:p>191,9450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1701.444946" calcext:value-type="float">
            <text:p>1701,444946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266" calcext:value-type="float">
            <text:p>1,266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86.531006" calcext:value-type="float">
            <text:p>186,531006</text:p>
          </table:table-cell>
          <table:table-cell/>
          <table:table-cell office:value-type="float" office:value="2329" calcext:value-type="float">
            <text:p>2329</text:p>
          </table:table-cell>
          <table:table-cell office:value-type="float" office:value="1531.215942" calcext:value-type="float">
            <text:p>1531,215942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712" calcext:value-type="float">
            <text:p>1,71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07.255005" calcext:value-type="float">
            <text:p>207,255005</text:p>
          </table:table-cell>
          <table:table-cell/>
          <table:table-cell office:value-type="float" office:value="1590" calcext:value-type="float">
            <text:p>1590</text:p>
          </table:table-cell>
          <table:table-cell office:value-type="float" office:value="1528.703003" calcext:value-type="float">
            <text:p>1528,703003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672" calcext:value-type="float">
            <text:p>1,672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198.528" calcext:value-type="float">
            <text:p>198,528</text:p>
          </table:table-cell>
          <table:table-cell/>
          <table:table-cell office:value-type="float" office:value="1593" calcext:value-type="float">
            <text:p>1593</text:p>
          </table:table-cell>
          <table:table-cell office:value-type="float" office:value="1536.682983" calcext:value-type="float">
            <text:p>1536,682983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235" calcext:value-type="float">
            <text:p>1,235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86.595993" calcext:value-type="float">
            <text:p>186,595993</text:p>
          </table:table-cell>
          <table:table-cell/>
          <table:table-cell office:value-type="float" office:value="1582" calcext:value-type="float">
            <text:p>1582</text:p>
          </table:table-cell>
          <table:table-cell office:value-type="float" office:value="1536.437988" calcext:value-type="float">
            <text:p>1536,437988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609" calcext:value-type="float">
            <text:p>1,609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8.819" calcext:value-type="float">
            <text:p>188,819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float" office:value="1541.577026" calcext:value-type="float">
            <text:p>1541,577026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328" calcext:value-type="float">
            <text:p>1,328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203.541" calcext:value-type="float">
            <text:p>203,541</text:p>
          </table:table-cell>
          <table:table-cell/>
          <table:table-cell office:value-type="float" office:value="1826" calcext:value-type="float">
            <text:p>1826</text:p>
          </table:table-cell>
          <table:table-cell office:value-type="float" office:value="1532.534058" calcext:value-type="float">
            <text:p>1532,534058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.529" calcext:value-type="float">
            <text:p>1,529</text:p>
          </table:table-cell>
          <table:table-cell/>
          <table:table-cell office:value-type="float" office:value="496" calcext:value-type="float">
            <text:p>496</text:p>
          </table:table-cell>
          <table:table-cell office:value-type="float" office:value="430.910004" calcext:value-type="float">
            <text:p>430,910004</text:p>
          </table:table-cell>
          <table:table-cell/>
          <table:table-cell office:value-type="float" office:value="1611" calcext:value-type="float">
            <text:p>1611</text:p>
          </table:table-cell>
          <table:table-cell office:value-type="float" office:value="1552.282959" calcext:value-type="float">
            <text:p>1552,282959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827" calcext:value-type="float">
            <text:p>1,827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28.815994" calcext:value-type="float">
            <text:p>228,815994</text:p>
          </table:table-cell>
          <table:table-cell/>
          <table:table-cell office:value-type="float" office:value="1580" calcext:value-type="float">
            <text:p>1580</text:p>
          </table:table-cell>
          <table:table-cell office:value-type="float" office:value="1506.911011" calcext:value-type="float">
            <text:p>1506,911011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26" calcext:value-type="float">
            <text:p>1,326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21.393005" calcext:value-type="float">
            <text:p>221,393005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1546.234009" calcext:value-type="float">
            <text:p>1546,23400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.339" calcext:value-type="float">
            <text:p>1,339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221.697006" calcext:value-type="float">
            <text:p>221,697006</text:p>
          </table:table-cell>
          <table:table-cell/>
          <table:table-cell office:value-type="float" office:value="1835" calcext:value-type="float">
            <text:p>1835</text:p>
          </table:table-cell>
          <table:table-cell office:value-type="float" office:value="1549.847046" calcext:value-type="float">
            <text:p>1549,847046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.533" calcext:value-type="float">
            <text:p>1,533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216.977005" calcext:value-type="float">
            <text:p>216,977005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float" office:value="1573.959961" calcext:value-type="float">
            <text:p>1573,95996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.805" calcext:value-type="float">
            <text:p>3,805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219.505005" calcext:value-type="float">
            <text:p>219,505005</text:p>
          </table:table-cell>
          <table:table-cell/>
          <table:table-cell office:value-type="float" office:value="3095" calcext:value-type="float">
            <text:p>3095</text:p>
          </table:table-cell>
          <table:table-cell office:value-type="float" office:value="1539.23999" calcext:value-type="float">
            <text:p>1539,2399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.466" calcext:value-type="float">
            <text:p>1,466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228.082001" calcext:value-type="float">
            <text:p>228,082001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float" office:value="1549.76001" calcext:value-type="float">
            <text:p>1549,76001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339" calcext:value-type="float">
            <text:p>1,33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07.576004" calcext:value-type="float">
            <text:p>207,576004</text:p>
          </table:table-cell>
          <table:table-cell/>
          <table:table-cell office:value-type="float" office:value="2331" calcext:value-type="float">
            <text:p>2331</text:p>
          </table:table-cell>
          <table:table-cell office:value-type="float" office:value="2033.199951" calcext:value-type="float">
            <text:p>2033,19995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457" calcext:value-type="float">
            <text:p>1,457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200.113998" calcext:value-type="float">
            <text:p>200,113998</text:p>
          </table:table-cell>
          <table:table-cell/>
          <table:table-cell office:value-type="float" office:value="3778" calcext:value-type="float">
            <text:p>3778</text:p>
          </table:table-cell>
          <table:table-cell office:value-type="float" office:value="1577.060059" calcext:value-type="float">
            <text:p>1577,06005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237" calcext:value-type="float">
            <text:p>1,237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198.136993" calcext:value-type="float">
            <text:p>198,136993</text:p>
          </table:table-cell>
          <table:table-cell/>
          <table:table-cell office:value-type="float" office:value="1978" calcext:value-type="float">
            <text:p>1978</text:p>
          </table:table-cell>
          <table:table-cell office:value-type="float" office:value="1893.332031" calcext:value-type="float">
            <text:p>1893,332031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.377" calcext:value-type="float">
            <text:p>1,37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25.048004" calcext:value-type="float">
            <text:p>225,048004</text:p>
          </table:table-cell>
          <table:table-cell/>
          <table:table-cell office:value-type="float" office:value="1945" calcext:value-type="float">
            <text:p>1945</text:p>
          </table:table-cell>
          <table:table-cell office:value-type="float" office:value="1880.822021" calcext:value-type="float">
            <text:p>1880,82202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.41" calcext:value-type="float">
            <text:p>1,4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220.817001" calcext:value-type="float">
            <text:p>220,817001</text:p>
          </table:table-cell>
          <table:table-cell/>
          <table:table-cell office:value-type="float" office:value="1970" calcext:value-type="float">
            <text:p>1970</text:p>
          </table:table-cell>
          <table:table-cell office:value-type="float" office:value="1899.359985" calcext:value-type="float">
            <text:p>1899,35998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7" calcext:value-type="float">
            <text:p>0,027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1.994" calcext:value-type="float">
            <text:p>1,994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232.011993" calcext:value-type="float">
            <text:p>232,011993</text:p>
          </table:table-cell>
          <table:table-cell/>
          <table:table-cell office:value-type="float" office:value="1936" calcext:value-type="float">
            <text:p>1936</text:p>
          </table:table-cell>
          <table:table-cell office:value-type="float" office:value="1864.397949" calcext:value-type="float">
            <text:p>1864,397949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338" calcext:value-type="float">
            <text:p>1,338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235.052994" calcext:value-type="float">
            <text:p>235,052994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1883.353027" calcext:value-type="float">
            <text:p>1883,353027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.292" calcext:value-type="float">
            <text:p>1,292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00.113007" calcext:value-type="float">
            <text:p>200,113007</text:p>
          </table:table-cell>
          <table:table-cell/>
          <table:table-cell office:value-type="float" office:value="2690" calcext:value-type="float">
            <text:p>2690</text:p>
          </table:table-cell>
          <table:table-cell office:value-type="float" office:value="1910.697021" calcext:value-type="float">
            <text:p>1910,69702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299" calcext:value-type="float">
            <text:p>1,299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233.869003" calcext:value-type="float">
            <text:p>233,869003</text:p>
          </table:table-cell>
          <table:table-cell/>
          <table:table-cell office:value-type="float" office:value="2220" calcext:value-type="float">
            <text:p>2220</text:p>
          </table:table-cell>
          <table:table-cell office:value-type="float" office:value="1893.31604" calcext:value-type="float">
            <text:p>1893,31604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1.363" calcext:value-type="float">
            <text:p>1,363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201.022003" calcext:value-type="float">
            <text:p>201,022003</text:p>
          </table:table-cell>
          <table:table-cell/>
          <table:table-cell office:value-type="float" office:value="2425" calcext:value-type="float">
            <text:p>2425</text:p>
          </table:table-cell>
          <table:table-cell office:value-type="float" office:value="1644.307007" calcext:value-type="float">
            <text:p>1644,307007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441" calcext:value-type="float">
            <text:p>1,441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230.979996" calcext:value-type="float">
            <text:p>230,979996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884.639038" calcext:value-type="float">
            <text:p>1884,639038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536" calcext:value-type="float">
            <text:p>1,536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24.667999" calcext:value-type="float">
            <text:p>224,667999</text:p>
          </table:table-cell>
          <table:table-cell/>
          <table:table-cell office:value-type="float" office:value="1917" calcext:value-type="float">
            <text:p>1917</text:p>
          </table:table-cell>
          <table:table-cell office:value-type="float" office:value="1865.088013" calcext:value-type="float">
            <text:p>1865,088013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.369" calcext:value-type="float">
            <text:p>1,36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96.830002" calcext:value-type="float">
            <text:p>196,830002</text:p>
          </table:table-cell>
          <table:table-cell/>
          <table:table-cell office:value-type="float" office:value="1963" calcext:value-type="float">
            <text:p>1963</text:p>
          </table:table-cell>
          <table:table-cell office:value-type="float" office:value="1911.682007" calcext:value-type="float">
            <text:p>1911,682007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.095" calcext:value-type="float">
            <text:p>3,09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15.235992" calcext:value-type="float">
            <text:p>215,235992</text:p>
          </table:table-cell>
          <table:table-cell/>
          <table:table-cell office:value-type="float" office:value="3175" calcext:value-type="float">
            <text:p>3175</text:p>
          </table:table-cell>
          <table:table-cell office:value-type="float" office:value="1477.771973" calcext:value-type="float">
            <text:p>1477,77197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.52" calcext:value-type="float">
            <text:p>1,52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20.572006" calcext:value-type="float">
            <text:p>220,572006</text:p>
          </table:table-cell>
          <table:table-cell/>
          <table:table-cell office:value-type="float" office:value="2206" calcext:value-type="float">
            <text:p>2206</text:p>
          </table:table-cell>
          <table:table-cell office:value-type="float" office:value="1881.375" calcext:value-type="float">
            <text:p>1881,37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454" calcext:value-type="float">
            <text:p>1,454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234.613998" calcext:value-type="float">
            <text:p>234,613998</text:p>
          </table:table-cell>
          <table:table-cell/>
          <table:table-cell office:value-type="float" office:value="1947" calcext:value-type="float">
            <text:p>1947</text:p>
          </table:table-cell>
          <table:table-cell office:value-type="float" office:value="1881.245972" calcext:value-type="float">
            <text:p>1881,245972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.239" calcext:value-type="float">
            <text:p>1,239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24.339005" calcext:value-type="float">
            <text:p>224,339005</text:p>
          </table:table-cell>
          <table:table-cell/>
          <table:table-cell office:value-type="float" office:value="1538" calcext:value-type="float">
            <text:p>1538</text:p>
          </table:table-cell>
          <table:table-cell office:value-type="float" office:value="1491.094971" calcext:value-type="float">
            <text:p>1491,094971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382" calcext:value-type="float">
            <text:p>1,382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224.496994" calcext:value-type="float">
            <text:p>224,496994</text:p>
          </table:table-cell>
          <table:table-cell/>
          <table:table-cell office:value-type="float" office:value="3705" calcext:value-type="float">
            <text:p>3705</text:p>
          </table:table-cell>
          <table:table-cell office:value-type="float" office:value="2557.566895" calcext:value-type="float">
            <text:p>2557,56689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335" calcext:value-type="float">
            <text:p>1,335</text:p>
          </table:table-cell>
          <table:table-cell/>
          <table:table-cell office:value-type="float" office:value="565" calcext:value-type="float">
            <text:p>565</text:p>
          </table:table-cell>
          <table:table-cell office:value-type="float" office:value="210.587006" calcext:value-type="float">
            <text:p>210,587006</text:p>
          </table:table-cell>
          <table:table-cell/>
          <table:table-cell office:value-type="float" office:value="2045" calcext:value-type="float">
            <text:p>2045</text:p>
          </table:table-cell>
          <table:table-cell office:value-type="float" office:value="1977.453003" calcext:value-type="float">
            <text:p>1977,453003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.294" calcext:value-type="float">
            <text:p>1,29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09.259995" calcext:value-type="float">
            <text:p>209,259995</text:p>
          </table:table-cell>
          <table:table-cell/>
          <table:table-cell office:value-type="float" office:value="1592" calcext:value-type="float">
            <text:p>1592</text:p>
          </table:table-cell>
          <table:table-cell office:value-type="float" office:value="1538.142944" calcext:value-type="float">
            <text:p>1538,142944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416" calcext:value-type="float">
            <text:p>1,416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87.477997" calcext:value-type="float">
            <text:p>187,477997</text:p>
          </table:table-cell>
          <table:table-cell/>
          <table:table-cell office:value-type="float" office:value="1656" calcext:value-type="float">
            <text:p>1656</text:p>
          </table:table-cell>
          <table:table-cell office:value-type="float" office:value="1606.160034" calcext:value-type="float">
            <text:p>1606,160034</text:p>
          </table:table-cell>
          <table:table-cell table:number-columns-repeated="6"/>
        </table:table-row>
      </table:table>
      <table:table table:name="GO-2048MB" table:style-name="ta1">
        <table:table-column table:style-name="co1" table:number-columns-repeated="17" table:default-cell-style-name="Default"/>
        <table:table-row table:style-name="ro1">
          <table:table-cell table:formula="of:=MIN([.B5:.B55])" office:value-type="float" office:value="0.016" calcext:value-type="float">
            <text:p>0,016</text:p>
          </table:table-cell>
          <table:table-cell table:formula="of:=MAX([.B5:.B55])" office:value-type="float" office:value="0.032" calcext:value-type="float">
            <text:p>0,032</text:p>
          </table:table-cell>
          <table:table-cell/>
          <table:table-cell table:formula="of:=MIN([.E5:.E50])" office:value-type="float" office:value="1.261" calcext:value-type="float">
            <text:p>1,261</text:p>
          </table:table-cell>
          <table:table-cell table:formula="of:=MAX([.E4:.E49])" office:value-type="float" office:value="4.501" calcext:value-type="float">
            <text:p>4,501</text:p>
          </table:table-cell>
          <table:table-cell/>
          <table:table-cell table:formula="of:=MIN([.H5:.H55])" office:value-type="float" office:value="180.787003" calcext:value-type="float">
            <text:p>180,787003</text:p>
          </table:table-cell>
          <table:table-cell table:formula="of:=MAX([.H5:.H55])" office:value-type="float" office:value="199.949005" calcext:value-type="float">
            <text:p>199,949005</text:p>
          </table:table-cell>
          <table:table-cell/>
          <table:table-cell table:formula="of:=MIN([.K5:.K55])" office:value-type="float" office:value="1299.14502" calcext:value-type="float">
            <text:p>1299,14502</text:p>
          </table:table-cell>
          <table:table-cell table:formula="of:=MAX([.K5:.K55])" office:value-type="float" office:value="1956.01001" calcext:value-type="float">
            <text:p>1956,01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ExeTime</text:p>
          </table:table-cell>
          <table:table-cell table:number-columns-repeated="6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5280" calcext:value-type="float">
            <text:p>5280</text:p>
          </table:table-cell>
          <table:table-cell office:value-type="float" office:value="1.52" calcext:value-type="float">
            <text:p>1,52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189.436005" calcext:value-type="float">
            <text:p>189,436005</text:p>
          </table:table-cell>
          <table:table-cell/>
          <table:table-cell office:value-type="float" office:value="2447" calcext:value-type="float">
            <text:p>2447</text:p>
          </table:table-cell>
          <table:table-cell office:value-type="float" office:value="1430.623047" calcext:value-type="float">
            <text:p>1430,623047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1.812" calcext:value-type="float">
            <text:p>1,812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183.296005" calcext:value-type="float">
            <text:p>183,296005</text:p>
          </table:table-cell>
          <table:table-cell/>
          <table:table-cell office:value-type="float" office:value="2256" calcext:value-type="float">
            <text:p>2256</text:p>
          </table:table-cell>
          <table:table-cell office:value-type="float" office:value="1385.45105" calcext:value-type="float">
            <text:p>1385,4510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'GO-2048MB'.B5:.B55])" office:value-type="float" office:value="0.0206470588235294" calcext:value-type="float">
            <text:p>0,0206470588</text:p>
          </table:table-cell>
          <table:table-cell table:formula="of:=STDEV(['GO-2048MB'.B5:.B55])" office:value-type="float" office:value="0.00336941258626346" calcext:value-type="float">
            <text:p>0,0033694126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.427" calcext:value-type="float">
            <text:p>1,427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191.822998" calcext:value-type="float">
            <text:p>191,822998</text:p>
          </table:table-cell>
          <table:table-cell/>
          <table:table-cell office:value-type="float" office:value="2599" calcext:value-type="float">
            <text:p>2599</text:p>
          </table:table-cell>
          <table:table-cell office:value-type="float" office:value="1409.72998" calcext:value-type="float">
            <text:p>1409,72998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'GO-2048MB'.E5:.E48])" office:value-type="float" office:value="1.79713636363636" calcext:value-type="float">
            <text:p>1,7971363636</text:p>
          </table:table-cell>
          <table:table-cell table:formula="of:=STDEV(['GO-2048MB'.E5:.E48])" office:value-type="float" office:value="0.605615988195954" calcext:value-type="float">
            <text:p>0,605615988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483" calcext:value-type="float">
            <text:p>1,483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84.876999" calcext:value-type="float">
            <text:p>184,876999</text:p>
          </table:table-cell>
          <table:table-cell/>
          <table:table-cell office:value-type="float" office:value="1490" calcext:value-type="float">
            <text:p>1490</text:p>
          </table:table-cell>
          <table:table-cell office:value-type="float" office:value="1414.942017" calcext:value-type="float">
            <text:p>1414,942017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AVERAGE(['GO-2048MB'.H5:.H55])" office:value-type="float" office:value="188.880235901961" calcext:value-type="float">
            <text:p>188,880235902</text:p>
          </table:table-cell>
          <table:table-cell table:formula="of:=STDEV(['GO-2048MB'.H5:.H55])" office:value-type="float" office:value="4.09909398424261" calcext:value-type="float">
            <text:p>4,0990939842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.365" calcext:value-type="float">
            <text:p>1,365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199.949005" calcext:value-type="float">
            <text:p>199,949005</text:p>
          </table:table-cell>
          <table:table-cell/>
          <table:table-cell office:value-type="float" office:value="1772" calcext:value-type="float">
            <text:p>1772</text:p>
          </table:table-cell>
          <table:table-cell office:value-type="float" office:value="1398.656982" calcext:value-type="float">
            <text:p>1398,656982</text:p>
          </table:table-cell>
          <table:table-cell/>
          <table:table-cell office:value-type="float" office:value="25000" calcext:value-type="float">
            <text:p>25000</text:p>
          </table:table-cell>
          <table:table-cell table:formula="of:=AVERAGE(['GO-2048MB'.K5:.K55])" office:value-type="float" office:value="1434.6188677451" calcext:value-type="float">
            <text:p>1434,6188677451</text:p>
          </table:table-cell>
          <table:table-cell table:formula="of:=STDEV(['GO-2048MB'.K5:.K55])" office:value-type="float" office:value="121.688103711333" calcext:value-type="float">
            <text:p>121,688103711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85.404007" calcext:value-type="float">
            <text:p>185,404007</text:p>
          </table:table-cell>
          <table:table-cell/>
          <table:table-cell office:value-type="float" office:value="2314" calcext:value-type="float">
            <text:p>2314</text:p>
          </table:table-cell>
          <table:table-cell office:value-type="float" office:value="1423.004028" calcext:value-type="float">
            <text:p>1423,004028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.399" calcext:value-type="float">
            <text:p>1,399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83.229996" calcext:value-type="float">
            <text:p>183,229996</text:p>
          </table:table-cell>
          <table:table-cell/>
          <table:table-cell office:value-type="float" office:value="1631" calcext:value-type="float">
            <text:p>1631</text:p>
          </table:table-cell>
          <table:table-cell office:value-type="float" office:value="1427.795044" calcext:value-type="float">
            <text:p>1427,795044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423" calcext:value-type="float">
            <text:p>1,423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188.052994" calcext:value-type="float">
            <text:p>188,052994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1428.859985" calcext:value-type="float">
            <text:p>1428,859985</text:p>
          </table:table-cell>
          <table:table-cell table:number-columns-repeated="2"/>
          <table:table-cell office:value-type="float" office:value="0.02064" calcext:value-type="float">
            <text:p>0,02064</text:p>
          </table:table-cell>
          <table:table-cell office:value-type="float" office:value="1.7971" calcext:value-type="float">
            <text:p>1,7971</text:p>
          </table:table-cell>
          <table:table-cell office:value-type="float" office:value="188.88" calcext:value-type="float">
            <text:p>188,88</text:p>
          </table:table-cell>
          <table:table-cell office:value-type="float" office:value="1434.6188" calcext:value-type="float">
            <text:p>1434,61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485" calcext:value-type="float">
            <text:p>1,485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195.384003" calcext:value-type="float">
            <text:p>195,384003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1405.209961" calcext:value-type="float">
            <text:p>1405,20996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.102" calcext:value-type="float">
            <text:p>2,102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float" office:value="180.787003" calcext:value-type="float">
            <text:p>180,787003</text:p>
          </table:table-cell>
          <table:table-cell/>
          <table:table-cell office:value-type="float" office:value="1569" calcext:value-type="float">
            <text:p>1569</text:p>
          </table:table-cell>
          <table:table-cell office:value-type="float" office:value="1490.46106" calcext:value-type="float">
            <text:p>1490,4610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.72" calcext:value-type="float">
            <text:p>1,7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81.699005" calcext:value-type="float">
            <text:p>181,699005</text:p>
          </table:table-cell>
          <table:table-cell/>
          <table:table-cell office:value-type="float" office:value="1678" calcext:value-type="float">
            <text:p>1678</text:p>
          </table:table-cell>
          <table:table-cell office:value-type="float" office:value="1590.322021" calcext:value-type="float">
            <text:p>1590,32202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36" calcext:value-type="float">
            <text:p>1,36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188.291" calcext:value-type="float">
            <text:p>188,291</text:p>
          </table:table-cell>
          <table:table-cell/>
          <table:table-cell office:value-type="float" office:value="2326" calcext:value-type="float">
            <text:p>2326</text:p>
          </table:table-cell>
          <table:table-cell office:value-type="float" office:value="1513.246948" calcext:value-type="float">
            <text:p>1513,246948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.554" calcext:value-type="float">
            <text:p>1,554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186.388" calcext:value-type="float">
            <text:p>186,388</text:p>
          </table:table-cell>
          <table:table-cell/>
          <table:table-cell office:value-type="float" office:value="1652" calcext:value-type="float">
            <text:p>1652</text:p>
          </table:table-cell>
          <table:table-cell office:value-type="float" office:value="1512.097046" calcext:value-type="float">
            <text:p>1512,097046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1.961" calcext:value-type="float">
            <text:p>1,961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184.167999" calcext:value-type="float">
            <text:p>184,167999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1489.035034" calcext:value-type="float">
            <text:p>1489,035034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.42" calcext:value-type="float">
            <text:p>2,42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188.020996" calcext:value-type="float">
            <text:p>188,020996</text:p>
          </table:table-cell>
          <table:table-cell/>
          <table:table-cell office:value-type="float" office:value="1871" calcext:value-type="float">
            <text:p>1871</text:p>
          </table:table-cell>
          <table:table-cell office:value-type="float" office:value="1489.307983" calcext:value-type="float">
            <text:p>1489,307983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.261" calcext:value-type="float">
            <text:p>1,261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93.658997" calcext:value-type="float">
            <text:p>193,658997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1441.628052" calcext:value-type="float">
            <text:p>1441,628052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.283" calcext:value-type="float">
            <text:p>1,283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86.761993" calcext:value-type="float">
            <text:p>186,761993</text:p>
          </table:table-cell>
          <table:table-cell/>
          <table:table-cell office:value-type="float" office:value="1398" calcext:value-type="float">
            <text:p>1398</text:p>
          </table:table-cell>
          <table:table-cell office:value-type="float" office:value="1348.067993" calcext:value-type="float">
            <text:p>1348,067993</text:p>
          </table:table-cell>
          <table:table-cell table:number-columns-repeated="6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.501" calcext:value-type="float">
            <text:p>4,501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87.397003" calcext:value-type="float">
            <text:p>187,397003</text:p>
          </table:table-cell>
          <table:table-cell/>
          <table:table-cell office:value-type="float" office:value="1762" calcext:value-type="float">
            <text:p>1762</text:p>
          </table:table-cell>
          <table:table-cell office:value-type="float" office:value="1358.744995" calcext:value-type="float">
            <text:p>1358,744995</text:p>
          </table:table-cell>
          <table:table-cell table:number-columns-repeated="6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.68" calcext:value-type="float">
            <text:p>1,68</text:p>
          </table:table-cell>
          <table:table-cell/>
          <table:table-cell office:value-type="float" office:value="1218" calcext:value-type="float">
            <text:p>1218</text:p>
          </table:table-cell>
          <table:table-cell office:value-type="float" office:value="181.671005" calcext:value-type="float">
            <text:p>181,671005</text:p>
          </table:table-cell>
          <table:table-cell/>
          <table:table-cell office:value-type="float" office:value="1441" calcext:value-type="float">
            <text:p>1441</text:p>
          </table:table-cell>
          <table:table-cell office:value-type="float" office:value="1377.241943" calcext:value-type="float">
            <text:p>1377,241943</text:p>
          </table:table-cell>
          <table:table-cell table:number-columns-repeated="6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.155" calcext:value-type="float">
            <text:p>2,155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192.123993" calcext:value-type="float">
            <text:p>192,123993</text:p>
          </table:table-cell>
          <table:table-cell/>
          <table:table-cell office:value-type="float" office:value="2835" calcext:value-type="float">
            <text:p>2835</text:p>
          </table:table-cell>
          <table:table-cell office:value-type="float" office:value="1345.503052" calcext:value-type="float">
            <text:p>1345,503052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712" calcext:value-type="float">
            <text:p>1,712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189.046005" calcext:value-type="float">
            <text:p>189,046005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1376.212036" calcext:value-type="float">
            <text:p>1376,21203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663" calcext:value-type="float">
            <text:p>1,66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186.251007" calcext:value-type="float">
            <text:p>186,251007</text:p>
          </table:table-cell>
          <table:table-cell/>
          <table:table-cell office:value-type="float" office:value="3941" calcext:value-type="float">
            <text:p>3941</text:p>
          </table:table-cell>
          <table:table-cell office:value-type="float" office:value="1352.703003" calcext:value-type="float">
            <text:p>1352,70300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453" calcext:value-type="float">
            <text:p>1,453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88.537003" calcext:value-type="float">
            <text:p>188,537003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1383.503052" calcext:value-type="float">
            <text:p>1383,503052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403" calcext:value-type="float">
            <text:p>1,403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90.983002" calcext:value-type="float">
            <text:p>190,983002</text:p>
          </table:table-cell>
          <table:table-cell/>
          <table:table-cell office:value-type="float" office:value="1456" calcext:value-type="float">
            <text:p>1456</text:p>
          </table:table-cell>
          <table:table-cell office:value-type="float" office:value="1376.176025" calcext:value-type="float">
            <text:p>1376,17602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" calcext:value-type="float">
            <text:p>0,02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.559" calcext:value-type="float">
            <text:p>1,559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88.035004" calcext:value-type="float">
            <text:p>188,03500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1367.172974" calcext:value-type="float">
            <text:p>1367,172974</text:p>
          </table:table-cell>
          <table:table-cell table:number-columns-repeated="6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.629" calcext:value-type="float">
            <text:p>1,629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189.865997" calcext:value-type="float">
            <text:p>189,865997</text:p>
          </table:table-cell>
          <table:table-cell/>
          <table:table-cell office:value-type="float" office:value="1453" calcext:value-type="float">
            <text:p>1453</text:p>
          </table:table-cell>
          <table:table-cell office:value-type="float" office:value="1372.647949" calcext:value-type="float">
            <text:p>1372,647949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18" calcext:value-type="float">
            <text:p>0,018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.753" calcext:value-type="float">
            <text:p>1,753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94.455002" calcext:value-type="float">
            <text:p>194,455002</text:p>
          </table:table-cell>
          <table:table-cell/>
          <table:table-cell office:value-type="float" office:value="2198" calcext:value-type="float">
            <text:p>2198</text:p>
          </table:table-cell>
          <table:table-cell office:value-type="float" office:value="1387.110962" calcext:value-type="float">
            <text:p>1387,110962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.704" calcext:value-type="float">
            <text:p>2,704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185.356003" calcext:value-type="float">
            <text:p>185,356003</text:p>
          </table:table-cell>
          <table:table-cell/>
          <table:table-cell office:value-type="float" office:value="1430" calcext:value-type="float">
            <text:p>1430</text:p>
          </table:table-cell>
          <table:table-cell office:value-type="float" office:value="1355.115967" calcext:value-type="float">
            <text:p>1355,115967</text:p>
          </table:table-cell>
          <table:table-cell table:number-columns-repeated="6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1.475" calcext:value-type="float">
            <text:p>1,475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float" office:value="193.477005" calcext:value-type="float">
            <text:p>193,477005</text:p>
          </table:table-cell>
          <table:table-cell/>
          <table:table-cell office:value-type="float" office:value="1617" calcext:value-type="float">
            <text:p>1617</text:p>
          </table:table-cell>
          <table:table-cell office:value-type="float" office:value="1379.536011" calcext:value-type="float">
            <text:p>1379,536011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.684" calcext:value-type="float">
            <text:p>1,684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87.798004" calcext:value-type="float">
            <text:p>187,798004</text:p>
          </table:table-cell>
          <table:table-cell/>
          <table:table-cell office:value-type="float" office:value="1547" calcext:value-type="float">
            <text:p>1547</text:p>
          </table:table-cell>
          <table:table-cell office:value-type="float" office:value="1364.39502" calcext:value-type="float">
            <text:p>1364,39502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.527" calcext:value-type="float">
            <text:p>1,527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186.175003" calcext:value-type="float">
            <text:p>186,175003</text:p>
          </table:table-cell>
          <table:table-cell/>
          <table:table-cell office:value-type="float" office:value="1850" calcext:value-type="float">
            <text:p>1850</text:p>
          </table:table-cell>
          <table:table-cell office:value-type="float" office:value="1766.868042" calcext:value-type="float">
            <text:p>1766,868042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.635" calcext:value-type="float">
            <text:p>1,635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189.011002" calcext:value-type="float">
            <text:p>189,011002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1851.270996" calcext:value-type="float">
            <text:p>1851,270996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493" calcext:value-type="float">
            <text:p>1,493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186.134995" calcext:value-type="float">
            <text:p>186,134995</text:p>
          </table:table-cell>
          <table:table-cell/>
          <table:table-cell office:value-type="float" office:value="2174" calcext:value-type="float">
            <text:p>2174</text:p>
          </table:table-cell>
          <table:table-cell office:value-type="float" office:value="1956.01001" calcext:value-type="float">
            <text:p>1956,0100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.593" calcext:value-type="float">
            <text:p>1,593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188.682999" calcext:value-type="float">
            <text:p>188,682999</text:p>
          </table:table-cell>
          <table:table-cell/>
          <table:table-cell office:value-type="float" office:value="1551" calcext:value-type="float">
            <text:p>1551</text:p>
          </table:table-cell>
          <table:table-cell office:value-type="float" office:value="1479.772949" calcext:value-type="float">
            <text:p>1479,772949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.507" calcext:value-type="float">
            <text:p>1,507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189.675003" calcext:value-type="float">
            <text:p>189,675003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1413.468994" calcext:value-type="float">
            <text:p>1413,468994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.238" calcext:value-type="float">
            <text:p>3,23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93.039993" calcext:value-type="float">
            <text:p>193,039993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1379.147949" calcext:value-type="float">
            <text:p>1379,147949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532" calcext:value-type="float">
            <text:p>1,532</text:p>
          </table:table-cell>
          <table:table-cell/>
          <table:table-cell office:value-type="float" office:value="1673" calcext:value-type="float">
            <text:p>1673</text:p>
          </table:table-cell>
          <table:table-cell office:value-type="float" office:value="191.600998" calcext:value-type="float">
            <text:p>191,600998</text:p>
          </table:table-cell>
          <table:table-cell/>
          <table:table-cell office:value-type="float" office:value="1453" calcext:value-type="float">
            <text:p>1453</text:p>
          </table:table-cell>
          <table:table-cell office:value-type="float" office:value="1385.212036" calcext:value-type="float">
            <text:p>1385,212036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586" calcext:value-type="float">
            <text:p>1,58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7.798004" calcext:value-type="float">
            <text:p>197,798004</text:p>
          </table:table-cell>
          <table:table-cell/>
          <table:table-cell office:value-type="float" office:value="1472" calcext:value-type="float">
            <text:p>1472</text:p>
          </table:table-cell>
          <table:table-cell office:value-type="float" office:value="1393.031982" calcext:value-type="float">
            <text:p>1393,031982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.548" calcext:value-type="float">
            <text:p>1,54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88.052002" calcext:value-type="float">
            <text:p>188,052002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1562.112061" calcext:value-type="float">
            <text:p>1562,112061</text:p>
          </table:table-cell>
          <table:table-cell table:number-columns-repeated="6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19" calcext:value-type="float">
            <text:p>0,019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1.635" calcext:value-type="float">
            <text:p>1,635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189.875" calcext:value-type="float">
            <text:p>189,875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1409.165039" calcext:value-type="float">
            <text:p>1409,165039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2.846" calcext:value-type="float">
            <text:p>2,846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87.681" calcext:value-type="float">
            <text:p>187,681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380.649048" calcext:value-type="float">
            <text:p>1380,649048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.82" calcext:value-type="float">
            <text:p>2,8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92.492996" calcext:value-type="float">
            <text:p>192,492996</text:p>
          </table:table-cell>
          <table:table-cell/>
          <table:table-cell office:value-type="float" office:value="1461" calcext:value-type="float">
            <text:p>1461</text:p>
          </table:table-cell>
          <table:table-cell office:value-type="float" office:value="1392.724976" calcext:value-type="float">
            <text:p>1392,724976</text:p>
          </table:table-cell>
          <table:table-cell table:number-columns-repeated="6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1.785" calcext:value-type="float">
            <text:p>1,785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191.278" calcext:value-type="float">
            <text:p>191,278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1299.14502" calcext:value-type="float">
            <text:p>1299,14502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.783" calcext:value-type="float">
            <text:p>1,783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187.675003" calcext:value-type="float">
            <text:p>187,675003</text:p>
          </table:table-cell>
          <table:table-cell/>
          <table:table-cell office:value-type="float" office:value="1732" calcext:value-type="float">
            <text:p>1732</text:p>
          </table:table-cell>
          <table:table-cell office:value-type="float" office:value="1383.678955" calcext:value-type="float">
            <text:p>1383,678955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3.128" calcext:value-type="float">
            <text:p>3,128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190.662003" calcext:value-type="float">
            <text:p>190,662003</text:p>
          </table:table-cell>
          <table:table-cell/>
          <table:table-cell office:value-type="float" office:value="1491" calcext:value-type="float">
            <text:p>1491</text:p>
          </table:table-cell>
          <table:table-cell office:value-type="float" office:value="1404.592041" calcext:value-type="float">
            <text:p>1404,59204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.903" calcext:value-type="float">
            <text:p>1,903</text:p>
          </table:table-cell>
          <table:table-cell/>
          <table:table-cell office:value-type="float" office:value="536" calcext:value-type="float">
            <text:p>536</text:p>
          </table:table-cell>
          <table:table-cell office:value-type="float" office:value="192.992996" calcext:value-type="float">
            <text:p>192,992996</text:p>
          </table:table-cell>
          <table:table-cell/>
          <table:table-cell office:value-type="float" office:value="1454" calcext:value-type="float">
            <text:p>1454</text:p>
          </table:table-cell>
          <table:table-cell office:value-type="float" office:value="1379.88501" calcext:value-type="float">
            <text:p>1379,8850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.507" calcext:value-type="float">
            <text:p>1,507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86.003006" calcext:value-type="float">
            <text:p>186,003006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1381.704956" calcext:value-type="float">
            <text:p>1381,704956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3.36" calcext:value-type="float">
            <text:p>3,3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196.281998" calcext:value-type="float">
            <text:p>196,281998</text:p>
          </table:table-cell>
          <table:table-cell/>
          <table:table-cell office:value-type="float" office:value="1453" calcext:value-type="float">
            <text:p>1453</text:p>
          </table:table-cell>
          <table:table-cell office:value-type="float" office:value="1382.368042" calcext:value-type="float">
            <text:p>1382,368042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6" calcext:value-type="float">
            <text:p>0,01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.683" calcext:value-type="float">
            <text:p>1,683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float" office:value="191.007996" calcext:value-type="float">
            <text:p>191,007996</text:p>
          </table:table-cell>
          <table:table-cell/>
          <table:table-cell office:value-type="float" office:value="1462" calcext:value-type="float">
            <text:p>1462</text:p>
          </table:table-cell>
          <table:table-cell office:value-type="float" office:value="1388.194946" calcext:value-type="float">
            <text:p>1388,194946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17" calcext:value-type="float">
            <text:p>0,017</text:p>
          </table:table-cell>
          <table:table-cell table:number-columns-repeated="4"/>
          <table:table-cell office:value-type="float" office:value="522" calcext:value-type="float">
            <text:p>522</text:p>
          </table:table-cell>
          <table:table-cell office:value-type="float" office:value="185.442993" calcext:value-type="float">
            <text:p>185,442993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1392.140991" calcext:value-type="float">
            <text:p>1392,140991</text:p>
          </table:table-cell>
          <table:table-cell table:number-columns-repeated="6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2" calcext:value-type="float">
            <text:p>0,02</text:p>
          </table:table-cell>
          <table:table-cell table:number-columns-repeated="4"/>
          <table:table-cell office:value-type="float" office:value="262" calcext:value-type="float">
            <text:p>262</text:p>
          </table:table-cell>
          <table:table-cell office:value-type="float" office:value="185.106003" calcext:value-type="float">
            <text:p>185,106003</text:p>
          </table:table-cell>
          <table:table-cell/>
          <table:table-cell office:value-type="float" office:value="1477" calcext:value-type="float">
            <text:p>1477</text:p>
          </table:table-cell>
          <table:table-cell office:value-type="float" office:value="1389.916992" calcext:value-type="float">
            <text:p>1389,916992</text:p>
          </table:table-cell>
          <table:table-cell table:number-columns-repeated="6"/>
        </table:table-row>
      </table:table>
      <table:table table:name="GO-RESULT" table:style-name="ta1">
        <table:shapes>
          <draw:frame draw:z-index="0" draw:style-name="gr2" draw:text-style-name="P1" svg:width="159.97mm" svg:height="90.04mm" svg:x="210.36mm" svg:y="6.91mm">
            <loext:p draw:notify-on-update-of-ranges="'GO-RESULT'.C10:'GO-RESULT'.C10 'GO-RESULT'.C11:'GO-RESULT'.C14 'GO-RESULT'.D10:'GO-RESULT'.D10 'GO-RESULT'.D11:'GO-RESULT'.D14 'GO-RESULT'.E10:'GO-RESULT'.E10 'GO-RESULT'.E11:'GO-RESULT'.E14 'GO-RESULT'.F10:'GO-RESULT'.F10 'GO-RESULT'.F11:'GO-RESULT'.F14 'GO-RESULT'.G10:'GO-RESULT'.G10 'GO-RESULT'.G11:'GO-RESULT'.G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0189" calcext:value-type="float">
            <text:p>0,0189</text:p>
          </table:table-cell>
          <table:table-cell office:value-type="float" office:value="1.2292" calcext:value-type="float">
            <text:p>1,2292</text:p>
          </table:table-cell>
          <table:table-cell office:value-type="float" office:value="880.2113" calcext:value-type="float">
            <text:p>880,2113</text:p>
          </table:table-cell>
          <table:table-cell office:value-type="float" office:value="7066.6285" calcext:value-type="float">
            <text:p>7066,6285</text:p>
          </table:table-cell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02" calcext:value-type="float">
            <text:p>0,02</text:p>
          </table:table-cell>
          <table:table-cell office:value-type="float" office:value="1.9713" calcext:value-type="float">
            <text:p>1,9713</text:p>
          </table:table-cell>
          <table:table-cell office:value-type="float" office:value="368.8967" calcext:value-type="float">
            <text:p>368,8967</text:p>
          </table:table-cell>
          <table:table-cell office:value-type="float" office:value="3021.024" calcext:value-type="float">
            <text:p>3021,024</text:p>
          </table:table-cell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01964" calcext:value-type="float">
            <text:p>0,01964</text:p>
          </table:table-cell>
          <table:table-cell office:value-type="float" office:value="1.5339" calcext:value-type="float">
            <text:p>1,5339</text:p>
          </table:table-cell>
          <table:table-cell office:value-type="float" office:value="212.2013" calcext:value-type="float">
            <text:p>212,2013</text:p>
          </table:table-cell>
          <table:table-cell office:value-type="float" office:value="1677.4555" calcext:value-type="float">
            <text:p>1677,4555</text:p>
          </table:table-cell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02064" calcext:value-type="float">
            <text:p>0,02064</text:p>
          </table:table-cell>
          <table:table-cell office:value-type="float" office:value="1.7971" calcext:value-type="float">
            <text:p>1,7971</text:p>
          </table:table-cell>
          <table:table-cell office:value-type="float" office:value="188.88" calcext:value-type="float">
            <text:p>188,88</text:p>
          </table:table-cell>
          <table:table-cell office:value-type="float" office:value="1434.6188" calcext:value-type="float">
            <text:p>1434,61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10:41:40.074175767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3-12T12:36:28.468989000</dc:date>
    <meta:editing-duration>PT1H37M31S</meta:editing-duration>
    <meta:editing-cycles>6</meta:editing-cycles>
    <meta:generator>LibreOffice/5.1.6.2$Linux_X86_64 LibreOffice_project/10m0$Build-2</meta:generator>
    <meta:document-statistic meta:table-count="6" meta:cell-count="18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D6:Sheet1.E10" chart:data-source-has-labels="both" svg:x="0.32cm" svg:y="0.18cm" svg:width="12.508cm" svg:height="8.64cm">
          <chartooo:coordinate-region svg:x="1.232cm" svg:y="0.379cm" svg:width="10.589cm" svg:height="7.794cm"/>
          <chart:axis chart:dimension="x" chart:name="primary-x" chart:style-name="ch4" chartooo:axis-type="auto">
            <chartooo:date-scale/>
            <chart:categories table:cell-range-address="Sheet1.D7:Sheet1.D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7:Sheet1.E10" chart:label-cell-address="Sheet1.E6:Sheet1.E6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D7:Sheet1.D10</svg:desc>
                </draw:g>
              </table:table-cell>
              <table:table-cell office:value-type="float" office:value="0.06">
                <text:p>0.06</text:p>
                <draw:g>
                  <svg:desc>Sheet1.E7:Sheet1.E1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074">
                <text:p>4.0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32.675">
                <text:p>232.67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4047.932">
                <text:p>24047.9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up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728cm" svg:y="3.456cm" style:legend-expansion="high" chart:style-name="ch2"/>
        <chart:plot-area chart:style-name="ch3" table:cell-range-address="'GO-RESULT'.C10:'GO-RESULT'.G14" chart:data-source-has-labels="both" svg:x="0.319cm" svg:y="0.18cm" svg:width="13.09cm" svg:height="8.645cm">
          <chartooo:coordinate-region svg:x="1.231cm" svg:y="0.379cm" svg:width="11.541cm" svg:height="7.799cm"/>
          <chart:axis chart:dimension="x" chart:name="primary-x" chart:style-name="ch4" chartooo:axis-type="auto">
            <chartooo:date-scale/>
            <chart:categories table:cell-range-address="'GO-RESULT'.C11:'GO-RESULT'.C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O-RESULT'.D11:'GO-RESULT'.D14" chart:label-cell-address="'GO-RESULT'.D10:'GO-RESULT'.D10" chart:class="chart:line">
            <chart:data-point chart:repeated="4"/>
          </chart:series>
          <chart:series chart:style-name="ch8" chart:values-cell-range-address="'GO-RESULT'.E11:'GO-RESULT'.E14" chart:label-cell-address="'GO-RESULT'.E10:'GO-RESULT'.E10" chart:class="chart:line">
            <chart:data-point chart:repeated="4"/>
          </chart:series>
          <chart:series chart:style-name="ch9" chart:values-cell-range-address="'GO-RESULT'.F11:'GO-RESULT'.F14" chart:label-cell-address="'GO-RESULT'.F10:'GO-RESULT'.F10" chart:class="chart:line">
            <chart:data-point chart:repeated="4"/>
          </chart:series>
          <chart:series chart:style-name="ch10" chart:values-cell-range-address="'GO-RESULT'.G11:'GO-RESULT'.G14" chart:label-cell-address="'GO-RESULT'.G10:'GO-RESULT'.G10" chart:class="chart:line">
            <chart:data-point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  <draw:g>
                  <svg:desc>'GO-RESULT'.D10:'GO-RESULT'.D10</svg:desc>
                </draw:g>
              </table:table-cell>
              <table:table-cell office:value-type="string">
                <text:p>1000</text:p>
                <draw:g>
                  <svg:desc>'GO-RESULT'.E10:'GO-RESULT'.E10</svg:desc>
                </draw:g>
              </table:table-cell>
              <table:table-cell office:value-type="string">
                <text:p>10000</text:p>
                <draw:g>
                  <svg:desc>'GO-RESULT'.F10:'GO-RESULT'.F10</svg:desc>
                </draw:g>
              </table:table-cell>
              <table:table-cell office:value-type="string">
                <text:p>25000</text:p>
                <draw:g>
                  <svg:desc>'GO-RESULT'.G10:'GO-RESULT'.G10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'GO-RESULT'.C11:'GO-RESULT'.C14</svg:desc>
                </draw:g>
              </table:table-cell>
              <table:table-cell office:value-type="float" office:value="0.0189">
                <text:p>0.0189</text:p>
                <draw:g>
                  <svg:desc>'GO-RESULT'.D11:'GO-RESULT'.D14</svg:desc>
                </draw:g>
              </table:table-cell>
              <table:table-cell office:value-type="float" office:value="1.2292">
                <text:p>1.2292</text:p>
                <draw:g>
                  <svg:desc>'GO-RESULT'.E11:'GO-RESULT'.E14</svg:desc>
                </draw:g>
              </table:table-cell>
              <table:table-cell office:value-type="float" office:value="880.2113">
                <text:p>880.2113</text:p>
                <draw:g>
                  <svg:desc>'GO-RESULT'.F11:'GO-RESULT'.F14</svg:desc>
                </draw:g>
              </table:table-cell>
              <table:table-cell office:value-type="float" office:value="7066.6285">
                <text:p>7066.6285</text:p>
                <draw:g>
                  <svg:desc>'GO-RESULT'.G11:'GO-RESULT'.G14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2">
                <text:p>0.02</text:p>
              </table:table-cell>
              <table:table-cell office:value-type="float" office:value="1.9713">
                <text:p>1.9713</text:p>
              </table:table-cell>
              <table:table-cell office:value-type="float" office:value="368.8967">
                <text:p>368.8967</text:p>
              </table:table-cell>
              <table:table-cell office:value-type="float" office:value="3021.024">
                <text:p>3021.02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1964">
                <text:p>0.01964</text:p>
              </table:table-cell>
              <table:table-cell office:value-type="float" office:value="1.5339">
                <text:p>1.5339</text:p>
              </table:table-cell>
              <table:table-cell office:value-type="float" office:value="212.2013">
                <text:p>212.2013</text:p>
              </table:table-cell>
              <table:table-cell office:value-type="float" office:value="1677.4555">
                <text:p>1677.455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2064">
                <text:p>0.02064</text:p>
              </table:table-cell>
              <table:table-cell office:value-type="float" office:value="1.7971">
                <text:p>1.7971</text:p>
              </table:table-cell>
              <table:table-cell office:value-type="float" office:value="188.88">
                <text:p>188.88</text:p>
              </table:table-cell>
              <table:table-cell office:value-type="float" office:value="1434.6188">
                <text:p>1434.61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